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872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09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4.191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ter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number-columns-repeated="1009" table:default-cell-style-name="ce1"/>
        <table:table-row table:style-name="ro1">
          <table:table-cell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pr.</text:p>
          </table:table-cell>
          <table:table-cell table:style-name="ce2" office:value-type="string" calcext:value-type="string">
            <text:p>nom. pr.</text:p>
          </table:table-cell>
          <table:table-cell table:style-name="ce2" table:number-columns-repeated="2"/>
          <table:table-cell table:number-columns-repeated="1012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429</text:p>
          </table:table-cell>
          <table:table-cell table:formula="of:=((COMBIN([.E2]/2;[.G2]))^2)*COMBIN([.D2]-[.E2]-[.F2];[.C2]-2*[.G2])/COMBIN([.D2];[.C2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192</text:p>
          </table:table-cell>
          <table:table-cell table:formula="of:=((COMBIN([.E3]/2;[.G3]))^2)*COMBIN([.D3]-[.E3]-[.F3];[.C3]-2*[.G3])/COMBIN([.D3];[.C3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table:formula="of:=((COMBIN([.E4]/2;[.G4]))^2)*COMBIN([.D4]-[.E4]-[.F4];[.C4]-2*[.G4])/COMBIN([.D4];[.C4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formula="of:=((COMBIN([.E5]/2;[.G5]))^2)*COMBIN([.D5]-[.E5]-[.F5];[.C5]-2*[.G5])/COMBIN([.D5];[.C5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333</text:p>
          </table:table-cell>
          <table:table-cell table:formula="of:=((COMBIN([.E6]/2;[.G6]))^2)*COMBIN([.D6]-[.E6]-[.F6];[.C6]-2*[.G6])/COMBIN([.D6];[.C6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667</text:p>
          </table:table-cell>
          <table:table-cell table:formula="of:=((COMBIN([.E7]/2;[.G7]))^2)*COMBIN([.D7]-[.E7]-[.F7];[.C7]-2*[.G7])/COMBIN([.D7];[.C7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0133</text:p>
          </table:table-cell>
          <table:table-cell table:formula="of:=((COMBIN([.E8]/2;[.G8]))^2)*COMBIN([.D8]-[.E8]-[.F8];[.C8]-2*[.G8])/COMBIN([.D8];[.C8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435</text:p>
          </table:table-cell>
          <table:table-cell table:formula="of:=((COMBIN([.E9]/2;[.G9]))^2)*COMBIN([.D9]-[.E9]-[.F9];[.C9]-2*[.G9])/COMBIN([.D9];[.C9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833</text:p>
          </table:table-cell>
          <table:table-cell table:formula="of:=((COMBIN([.E10]/2;[.G10]))^2)*COMBIN([.D10]-[.E10]-[.F10];[.C10]-2*[.G10])/COMBIN([.D10];[.C10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0127</text:p>
          </table:table-cell>
          <table:table-cell table:formula="of:=((COMBIN([.E11]/2;[.G11]))^2)*COMBIN([.D11]-[.E11]-[.F11];[.C11]-2*[.G11])/COMBIN([.D11];[.C11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((COMBIN([.E12]/2;[.G12]))^2)*COMBIN([.D12]-[.E12]-[.F12];[.C12]-2*[.G12])/COMBIN([.D12];[.C12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0057</text:p>
          </table:table-cell>
          <table:table-cell table:formula="of:=((COMBIN([.E13]/2;[.G13]))^2)*COMBIN([.D13]-[.E13]-[.F13];[.C13]-2*[.G13])/COMBIN([.D13];[.C13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357</text:p>
          </table:table-cell>
          <table:table-cell table:formula="of:=((COMBIN([.E14]/2;[.G14]))^2)*COMBIN([.D14]-[.E14]-[.F14];[.C14]-2*[.G14])/COMBIN([.D14];[.C14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357</text:p>
          </table:table-cell>
          <table:table-cell table:formula="of:=((COMBIN([.E15]/2;[.G15]))^2)*COMBIN([.D15]-[.E15]-[.F15];[.C15]-2*[.G15])/COMBIN([.D15];[.C15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417</text:p>
          </table:table-cell>
          <table:table-cell table:formula="of:=((COMBIN([.E16]/2;[.G16]))^2)*COMBIN([.D16]-[.E16]-[.F16];[.C16]-2*[.G16])/COMBIN([.D16];[.C16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261" calcext:value-type="float">
            <text:p>22261</text:p>
          </table:table-cell>
          <table:table-cell office:value-type="string" calcext:value-type="string">
            <text:p>0.0049</text:p>
          </table:table-cell>
          <table:table-cell table:formula="of:=((COMBIN([.E17]/2;[.G17]))^2)*COMBIN([.D17]-[.E17]-[.F17];[.C17]-2*[.G17])/COMBIN([.D17];[.C17])" office:value-type="float" office:value="0.0128125765273034" calcext:value-type="float">
            <text:p>0,0128125765273034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67</text:p>
          </table:table-cell>
          <table:table-cell table:formula="of:=((COMBIN([.E18]/2;[.G18]))^2)*COMBIN([.D18]-[.E18]-[.F18];[.C18]-2*[.G18])/COMBIN([.D18];[.C18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625</text:p>
          </table:table-cell>
          <table:table-cell table:formula="of:=((COMBIN([.E19]/2;[.G19]))^2)*COMBIN([.D19]-[.E19]-[.F19];[.C19]-2*[.G19])/COMBIN([.D19];[.C19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((COMBIN([.E20]/2;[.G20]))^2)*COMBIN([.D20]-[.E20]-[.F20];[.C20]-2*[.G20])/COMBIN([.D20];[.C20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417</text:p>
          </table:table-cell>
          <table:table-cell table:formula="of:=((COMBIN([.E21]/2;[.G21]))^2)*COMBIN([.D21]-[.E21]-[.F21];[.C21]-2*[.G21])/COMBIN([.D21];[.C21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909</text:p>
          </table:table-cell>
          <table:table-cell table:formula="of:=((COMBIN([.E22]/2;[.G22]))^2)*COMBIN([.D22]-[.E22]-[.F22];[.C22]-2*[.G22])/COMBIN([.D22];[.C22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0244</text:p>
          </table:table-cell>
          <table:table-cell table:formula="of:=((COMBIN([.E23]/2;[.G23]))^2)*COMBIN([.D23]-[.E23]-[.F23];[.C23]-2*[.G23])/COMBIN([.D23];[.C23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667</text:p>
          </table:table-cell>
          <table:table-cell table:formula="of:=((COMBIN([.E24]/2;[.G24]))^2)*COMBIN([.D24]-[.E24]-[.F24];[.C24]-2*[.G24])/COMBIN([.D24];[.C24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((COMBIN([.E25]/2;[.G25]))^2)*COMBIN([.D25]-[.E25]-[.F25];[.C25]-2*[.G25])/COMBIN([.D25];[.C25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0075</text:p>
          </table:table-cell>
          <table:table-cell table:formula="of:=((COMBIN([.E26]/2;[.G26]))^2)*COMBIN([.D26]-[.E26]-[.F26];[.C26]-2*[.G26])/COMBIN([.D26];[.C26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</text:p>
          </table:table-cell>
          <table:table-cell table:formula="of:=((COMBIN([.E27]/2;[.G27]))^2)*COMBIN([.D27]-[.E27]-[.F27];[.C27]-2*[.G27])/COMBIN([.D27];[.C27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556</text:p>
          </table:table-cell>
          <table:table-cell table:formula="of:=((COMBIN([.E28]/2;[.G28]))^2)*COMBIN([.D28]-[.E28]-[.F28];[.C28]-2*[.G28])/COMBIN([.D28];[.C28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.0227</text:p>
          </table:table-cell>
          <table:table-cell table:formula="of:=((COMBIN([.E29]/2;[.G29]))^2)*COMBIN([.D29]-[.E29]-[.F29];[.C29]-2*[.G29])/COMBIN([.D29];[.C29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111</text:p>
          </table:table-cell>
          <table:table-cell table:formula="of:=((COMBIN([.E30]/2;[.G30]))^2)*COMBIN([.D30]-[.E30]-[.F30];[.C30]-2*[.G30])/COMBIN([.D30];[.C30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0169</text:p>
          </table:table-cell>
          <table:table-cell table:formula="of:=((COMBIN([.E31]/2;[.G31]))^2)*COMBIN([.D31]-[.E31]-[.F31];[.C31]-2*[.G31])/COMBIN([.D31];[.C31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formula="of:=((COMBIN([.E32]/2;[.G32]))^2)*COMBIN([.D32]-[.E32]-[.F32];[.C32]-2*[.G32])/COMBIN([.D32];[.C32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111</text:p>
          </table:table-cell>
          <table:table-cell table:formula="of:=((COMBIN([.E33]/2;[.G33]))^2)*COMBIN([.D33]-[.E33]-[.F33];[.C33]-2*[.G33])/COMBIN([.D33];[.C33])" office:value-type="float" office:value="0.0660734149054505" calcext:value-type="float">
            <text:p>0,06607341490545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0.1111</text:p>
          </table:table-cell>
          <table:table-cell table:formula="of:=((COMBIN([.E34]/2;[.G34]))^2)*COMBIN([.D34]-[.E34]-[.F34];[.C34]-2*[.G34])/COMBIN([.D34];[.C34])" office:value-type="float" office:value="0.0392238584792072" calcext:value-type="float">
            <text:p>0,0392238584792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0.0101</text:p>
          </table:table-cell>
          <table:table-cell table:formula="of:=((COMBIN([.E35]/2;[.G35]))^2)*COMBIN([.D35]-[.E35]-[.F35];[.C35]-2*[.G35])/COMBIN([.D35];[.C35])" office:value-type="float" office:value="0.0392238584792072" calcext:value-type="float">
            <text:p>0,0392238584792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0.0128</text:p>
          </table:table-cell>
          <table:table-cell table:formula="of:=((COMBIN([.E36]/2;[.G36]))^2)*COMBIN([.D36]-[.E36]-[.F36];[.C36]-2*[.G36])/COMBIN([.D36];[.C36])" office:value-type="float" office:value="0.0392238584792072" calcext:value-type="float">
            <text:p>0,0392238584792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0.0455</text:p>
          </table:table-cell>
          <table:table-cell table:formula="of:=((COMBIN([.E37]/2;[.G37]))^2)*COMBIN([.D37]-[.E37]-[.F37];[.C37]-2*[.G37])/COMBIN([.D37];[.C37])" office:value-type="float" office:value="0.0392238584792072" calcext:value-type="float">
            <text:p>0,0392238584792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0.0556</text:p>
          </table:table-cell>
          <table:table-cell table:formula="of:=((COMBIN([.E38]/2;[.G38]))^2)*COMBIN([.D38]-[.E38]-[.F38];[.C38]-2*[.G38])/COMBIN([.D38];[.C38])" office:value-type="float" office:value="0.0392238584792072" calcext:value-type="float">
            <text:p>0,0392238584792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0.0435</text:p>
          </table:table-cell>
          <table:table-cell table:formula="of:=((COMBIN([.E39]/2;[.G39]))^2)*COMBIN([.D39]-[.E39]-[.F39];[.C39]-2*[.G39])/COMBIN([.D39];[.C39])" office:value-type="float" office:value="0.0392238584792072" calcext:value-type="float">
            <text:p>0,0392238584792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0.0244</text:p>
          </table:table-cell>
          <table:table-cell table:formula="of:=((COMBIN([.E40]/2;[.G40]))^2)*COMBIN([.D40]-[.E40]-[.F40];[.C40]-2*[.G40])/COMBIN([.D40];[.C40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0.0045</text:p>
          </table:table-cell>
          <table:table-cell table:formula="of:=((COMBIN([.E41]/2;[.G41]))^2)*COMBIN([.D41]-[.E41]-[.F41];[.C41]-2*[.G41])/COMBIN([.D41];[.C41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0.0164</text:p>
          </table:table-cell>
          <table:table-cell table:formula="of:=((COMBIN([.E42]/2;[.G42]))^2)*COMBIN([.D42]-[.E42]-[.F42];[.C42]-2*[.G42])/COMBIN([.D42];[.C42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0455</text:p>
          </table:table-cell>
          <table:table-cell table:formula="of:=((COMBIN([.E43]/2;[.G43]))^2)*COMBIN([.D43]-[.E43]-[.F43];[.C43]-2*[.G43])/COMBIN([.D43];[.C43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0.0091</text:p>
          </table:table-cell>
          <table:table-cell table:formula="of:=((COMBIN([.E44]/2;[.G44]))^2)*COMBIN([.D44]-[.E44]-[.F44];[.C44]-2*[.G44])/COMBIN([.D44];[.C44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0.0714</text:p>
          </table:table-cell>
          <table:table-cell table:formula="of:=((COMBIN([.E45]/2;[.G45]))^2)*COMBIN([.D45]-[.E45]-[.F45];[.C45]-2*[.G45])/COMBIN([.D45];[.C45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0.0182</text:p>
          </table:table-cell>
          <table:table-cell table:formula="of:=((COMBIN([.E46]/2;[.G46]))^2)*COMBIN([.D46]-[.E46]-[.F46];[.C46]-2*[.G46])/COMBIN([.D46];[.C46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0278</text:p>
          </table:table-cell>
          <table:table-cell table:formula="of:=((COMBIN([.E47]/2;[.G47]))^2)*COMBIN([.D47]-[.E47]-[.F47];[.C47]-2*[.G47])/COMBIN([.D47];[.C47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0.0074</text:p>
          </table:table-cell>
          <table:table-cell table:formula="of:=((COMBIN([.E48]/2;[.G48]))^2)*COMBIN([.D48]-[.E48]-[.F48];[.C48]-2*[.G48])/COMBIN([.D48];[.C48])" office:value-type="float" office:value="0.0612094647810157" calcext:value-type="float">
            <text:p>0,0612094647810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0.3333</text:p>
          </table:table-cell>
          <table:table-cell table:formula="of:=((COMBIN([.E49]/2;[.G49]))^2)*COMBIN([.D49]-[.E49]-[.F49];[.C49]-2*[.G49])/COMBIN([.D49];[.C49])" office:value-type="float" office:value="0.135439226996365" calcext:value-type="float">
            <text:p>0,1354392269963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0.0294</text:p>
          </table:table-cell>
          <table:table-cell table:formula="of:=((COMBIN([.E50]/2;[.G50]))^2)*COMBIN([.D50]-[.E50]-[.F50];[.C50]-2*[.G50])/COMBIN([.D50];[.C50])" office:value-type="float" office:value="0.0555009358159164" calcext:value-type="float">
            <text:p>0,0555009358159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0.0294</text:p>
          </table:table-cell>
          <table:table-cell table:formula="of:=((COMBIN([.E51]/2;[.G51]))^2)*COMBIN([.D51]-[.E51]-[.F51];[.C51]-2*[.G51])/COMBIN([.D51];[.C51])" office:value-type="float" office:value="0.00827889560225758" calcext:value-type="float">
            <text:p>0,00827889560225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0556</text:p>
          </table:table-cell>
          <table:table-cell table:formula="of:=((COMBIN([.E52]/2;[.G52]))^2)*COMBIN([.D52]-[.E52]-[.F52];[.C52]-2*[.G52])/COMBIN([.D52];[.C52])" office:value-type="float" office:value="0.0555009358159164" calcext:value-type="float">
            <text:p>0,0555009358159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22" calcext:value-type="float">
            <text:p>3622</text:p>
          </table:table-cell>
          <table:table-cell office:value-type="float" office:value="27" calcext:value-type="float">
            <text:p>27</text:p>
          </table:table-cell>
          <table:table-cell table:formula="of:=((COMBIN([.E53]/2;[.G53]))^2)*COMBIN([.D53]-[.E53]-[.F53];[.C53]-2*[.G53])/COMBIN([.D53];[.C53])" office:value-type="float" office:value="0.0555009358159164" calcext:value-type="float">
            <text:p>0,0555009358159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1111</text:p>
          </table:table-cell>
          <table:table-cell table:formula="of:=((COMBIN([.E54]/2;[.G54]))^2)*COMBIN([.D54]-[.E54]-[.F54];[.C54]-2*[.G54])/COMBIN([.D54];[.C54])" office:value-type="float" office:value="0.0555009358159164" calcext:value-type="float">
            <text:p>0,0555009358159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712" calcext:value-type="float">
            <text:p>64712</text:p>
          </table:table-cell>
          <table:table-cell office:value-type="string" calcext:value-type="string">
            <text:p>0.0013</text:p>
          </table:table-cell>
          <table:table-cell table:formula="of:=((COMBIN([.E55]/2;[.G55]))^2)*COMBIN([.D55]-[.E55]-[.F55];[.C55]-2*[.G55])/COMBIN([.D55];[.C55])" office:value-type="float" office:value="0.00827889560225758" calcext:value-type="float">
            <text:p>0,00827889560225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25</text:p>
          </table:table-cell>
          <table:table-cell table:formula="of:=((COMBIN([.E56]/2;[.G56]))^2)*COMBIN([.D56]-[.E56]-[.F56];[.C56]-2*[.G56])/COMBIN([.D56];[.C56])" office:value-type="float" office:value="0.00827889560225758" calcext:value-type="float">
            <text:p>0,00827889560225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900" calcext:value-type="float">
            <text:p>27900</text:p>
          </table:table-cell>
          <table:table-cell office:value-type="string" calcext:value-type="string">
            <text:p>0.0038</text:p>
          </table:table-cell>
          <table:table-cell table:formula="of:=((COMBIN([.E57]/2;[.G57]))^2)*COMBIN([.D57]-[.E57]-[.F57];[.C57]-2*[.G57])/COMBIN([.D57];[.C57])" office:value-type="float" office:value="0.00827889560225758" calcext:value-type="float">
            <text:p>0,00827889560225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382" calcext:value-type="float">
            <text:p>13382</text:p>
          </table:table-cell>
          <table:table-cell office:value-type="string" calcext:value-type="string">
            <text:p>0.0071</text:p>
          </table:table-cell>
          <table:table-cell table:formula="of:=((COMBIN([.E58]/2;[.G58]))^2)*COMBIN([.D58]-[.E58]-[.F58];[.C58]-2*[.G58])/COMBIN([.D58];[.C58])" office:value-type="float" office:value="0.00827889560225758" calcext:value-type="float">
            <text:p>0,00827889560225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0.0909</text:p>
          </table:table-cell>
          <table:table-cell table:formula="of:=((COMBIN([.E59]/2;[.G59]))^2)*COMBIN([.D59]-[.E59]-[.F59];[.C59]-2*[.G59])/COMBIN([.D59];[.C59])" office:value-type="float" office:value="0.102070142084217" calcext:value-type="float">
            <text:p>0,102070142084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25</text:p>
          </table:table-cell>
          <table:table-cell table:formula="of:=((COMBIN([.E60]/2;[.G60]))^2)*COMBIN([.D60]-[.E60]-[.F60];[.C60]-2*[.G60])/COMBIN([.D60];[.C60])" office:value-type="float" office:value="0.102070142084217" calcext:value-type="float">
            <text:p>0,102070142084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5</text:p>
          </table:table-cell>
          <table:table-cell table:formula="of:=((COMBIN([.E61]/2;[.G61]))^2)*COMBIN([.D61]-[.E61]-[.F61];[.C61]-2*[.G61])/COMBIN([.D61];[.C61])" office:value-type="float" office:value="0.102070142084217" calcext:value-type="float">
            <text:p>0,102070142084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0.0213</text:p>
          </table:table-cell>
          <table:table-cell table:formula="of:=((COMBIN([.E62]/2;[.G62]))^2)*COMBIN([.D62]-[.E62]-[.F62];[.C62]-2*[.G62])/COMBIN([.D62];[.C62])" office:value-type="float" office:value="0.102070142084217" calcext:value-type="float">
            <text:p>0,102070142084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911" calcext:value-type="float">
            <text:p>15911</text:p>
          </table:table-cell>
          <table:table-cell office:value-type="float" office:value="12" calcext:value-type="float">
            <text:p>12</text:p>
          </table:table-cell>
          <table:table-cell table:formula="of:=((COMBIN([.E63]/2;[.G63]))^2)*COMBIN([.D63]-[.E63]-[.F63];[.C63]-2*[.G63])/COMBIN([.D63];[.C63])" office:value-type="float" office:value="0.102070142084217" calcext:value-type="float">
            <text:p>0,102070142084217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0213</text:p>
          </table:table-cell>
          <table:table-cell table:formula="of:=((COMBIN([.E64]/2;[.G64]))^2)*COMBIN([.D64]-[.E64]-[.F64];[.C64]-2*[.G64])/COMBIN([.D64];[.C64])" office:value-type="float" office:value="0.13615127919911" calcext:value-type="float">
            <text:p>0,1361512791991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625</text:p>
          </table:table-cell>
          <table:table-cell table:formula="of:=((COMBIN([.E65]/2;[.G65]))^2)*COMBIN([.D65]-[.E65]-[.F65];[.C65]-2*[.G65])/COMBIN([.D65];[.C65])" office:value-type="float" office:value="0.0450500556173526" calcext:value-type="float">
            <text:p>0,0450500556173526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323</text:p>
          </table:table-cell>
          <table:table-cell table:formula="of:=((COMBIN([.E66]/2;[.G66]))^2)*COMBIN([.D66]-[.E66]-[.F66];[.C66]-2*[.G66])/COMBIN([.D66];[.C66])" office:value-type="float" office:value="0.0911012235817575" calcext:value-type="float">
            <text:p>0,091101223581757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formula="of:=((COMBIN([.E67]/2;[.G67]))^2)*COMBIN([.D67]-[.E67]-[.F67];[.C67]-2*[.G67])/COMBIN([.D67];[.C67])" office:value-type="float" office:value="0.0911012235817575" calcext:value-type="float">
            <text:p>0,091101223581757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</text:p>
          </table:table-cell>
          <table:table-cell table:formula="of:=((COMBIN([.E68]/2;[.G68]))^2)*COMBIN([.D68]-[.E68]-[.F68];[.C68]-2*[.G68])/COMBIN([.D68];[.C68])" office:value-type="float" office:value="0.0911012235817575" calcext:value-type="float">
            <text:p>0,091101223581757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</text:p>
          </table:table-cell>
          <table:table-cell table:formula="of:=((COMBIN([.E69]/2;[.G69]))^2)*COMBIN([.D69]-[.E69]-[.F69];[.C69]-2*[.G69])/COMBIN([.D69];[.C69])" office:value-type="float" office:value="0.0911012235817575" calcext:value-type="float">
            <text:p>0,09110122358175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1.0</text:p>
          </table:table-cell>
          <table:table-cell table:formula="of:=((COMBIN([.E70]/2;[.G70]))^2)*COMBIN([.D70]-[.E70]-[.F70];[.C70]-2*[.G70])/COMBIN([.D70];[.C70])" office:value-type="float" office:value="0.135439226996365" calcext:value-type="float">
            <text:p>0,135439226996365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4</text:p>
          </table:table-cell>
          <table:table-cell table:formula="of:=((COMBIN([.E71]/2;[.G71]))^2)*COMBIN([.D71]-[.E71]-[.F71];[.C71]-2*[.G71])/COMBIN([.D71];[.C71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333</text:p>
          </table:table-cell>
          <table:table-cell table:formula="of:=((COMBIN([.E72]/2;[.G72]))^2)*COMBIN([.D72]-[.E72]-[.F72];[.C72]-2*[.G72])/COMBIN([.D72];[.C72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table:formula="of:=((COMBIN([.E73]/2;[.G73]))^2)*COMBIN([.D73]-[.E73]-[.F73];[.C73]-2*[.G73])/COMBIN([.D73];[.C73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667</text:p>
          </table:table-cell>
          <table:table-cell table:formula="of:=((COMBIN([.E74]/2;[.G74]))^2)*COMBIN([.D74]-[.E74]-[.F74];[.C74]-2*[.G74])/COMBIN([.D74];[.C74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769</text:p>
          </table:table-cell>
          <table:table-cell table:formula="of:=((COMBIN([.E75]/2;[.G75]))^2)*COMBIN([.D75]-[.E75]-[.F75];[.C75]-2*[.G75])/COMBIN([.D75];[.C75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667</text:p>
          </table:table-cell>
          <table:table-cell table:formula="of:=((COMBIN([.E76]/2;[.G76]))^2)*COMBIN([.D76]-[.E76]-[.F76];[.C76]-2*[.G76])/COMBIN([.D76];[.C76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0204</text:p>
          </table:table-cell>
          <table:table-cell table:formula="of:=((COMBIN([.E77]/2;[.G77]))^2)*COMBIN([.D77]-[.E77]-[.F77];[.C77]-2*[.G77])/COMBIN([.D77];[.C77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94</text:p>
          </table:table-cell>
          <table:table-cell table:formula="of:=((COMBIN([.E78]/2;[.G78]))^2)*COMBIN([.D78]-[.E78]-[.F78];[.C78]-2*[.G78])/COMBIN([.D78];[.C78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</text:p>
          </table:table-cell>
          <table:table-cell table:formula="of:=((COMBIN([.E79]/2;[.G79]))^2)*COMBIN([.D79]-[.E79]-[.F79];[.C79]-2*[.G79])/COMBIN([.D79];[.C79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435</text:p>
          </table:table-cell>
          <table:table-cell table:formula="of:=((COMBIN([.E80]/2;[.G80]))^2)*COMBIN([.D80]-[.E80]-[.F80];[.C80]-2*[.G80])/COMBIN([.D80];[.C80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833</text:p>
          </table:table-cell>
          <table:table-cell table:formula="of:=((COMBIN([.E81]/2;[.G81]))^2)*COMBIN([.D81]-[.E81]-[.F81];[.C81]-2*[.G81])/COMBIN([.D81];[.C81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((COMBIN([.E82]/2;[.G82]))^2)*COMBIN([.D82]-[.E82]-[.F82];[.C82]-2*[.G82])/COMBIN([.D82];[.C82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625</text:p>
          </table:table-cell>
          <table:table-cell table:formula="of:=((COMBIN([.E83]/2;[.G83]))^2)*COMBIN([.D83]-[.E83]-[.F83];[.C83]-2*[.G83])/COMBIN([.D83];[.C83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0385</text:p>
          </table:table-cell>
          <table:table-cell table:formula="of:=((COMBIN([.E84]/2;[.G84]))^2)*COMBIN([.D84]-[.E84]-[.F84];[.C84]-2*[.G84])/COMBIN([.D84];[.C84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0133</text:p>
          </table:table-cell>
          <table:table-cell table:formula="of:=((COMBIN([.E85]/2;[.G85]))^2)*COMBIN([.D85]-[.E85]-[.F85];[.C85]-2*[.G85])/COMBIN([.D85];[.C85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769</text:p>
          </table:table-cell>
          <table:table-cell table:formula="of:=((COMBIN([.E86]/2;[.G86]))^2)*COMBIN([.D86]-[.E86]-[.F86];[.C86]-2*[.G86])/COMBIN([.D86];[.C86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((COMBIN([.E87]/2;[.G87]))^2)*COMBIN([.D87]-[.E87]-[.F87];[.C87]-2*[.G87])/COMBIN([.D87];[.C87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333</text:p>
          </table:table-cell>
          <table:table-cell table:formula="of:=((COMBIN([.E88]/2;[.G88]))^2)*COMBIN([.D88]-[.E88]-[.F88];[.C88]-2*[.G88])/COMBIN([.D88];[.C88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formula="of:=((COMBIN([.E89]/2;[.G89]))^2)*COMBIN([.D89]-[.E89]-[.F89];[.C89]-2*[.G89])/COMBIN([.D89];[.C89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238</text:p>
          </table:table-cell>
          <table:table-cell table:formula="of:=((COMBIN([.E90]/2;[.G90]))^2)*COMBIN([.D90]-[.E90]-[.F90];[.C90]-2*[.G90])/COMBIN([.D90];[.C90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table:formula="of:=((COMBIN([.E91]/2;[.G91]))^2)*COMBIN([.D91]-[.E91]-[.F91];[.C91]-2*[.G91])/COMBIN([.D91];[.C91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table:formula="of:=((COMBIN([.E92]/2;[.G92]))^2)*COMBIN([.D92]-[.E92]-[.F92];[.C92]-2*[.G92])/COMBIN([.D92];[.C92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526</text:p>
          </table:table-cell>
          <table:table-cell table:formula="of:=((COMBIN([.E93]/2;[.G93]))^2)*COMBIN([.D93]-[.E93]-[.F93];[.C93]-2*[.G93])/COMBIN([.D93];[.C93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667</text:p>
          </table:table-cell>
          <table:table-cell table:formula="of:=((COMBIN([.E94]/2;[.G94]))^2)*COMBIN([.D94]-[.E94]-[.F94];[.C94]-2*[.G94])/COMBIN([.D94];[.C94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303</text:p>
          </table:table-cell>
          <table:table-cell table:formula="of:=((COMBIN([.E95]/2;[.G95]))^2)*COMBIN([.D95]-[.E95]-[.F95];[.C95]-2*[.G95])/COMBIN([.D95];[.C95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429</text:p>
          </table:table-cell>
          <table:table-cell table:formula="of:=((COMBIN([.E96]/2;[.G96]))^2)*COMBIN([.D96]-[.E96]-[.F96];[.C96]-2*[.G96])/COMBIN([.D96];[.C96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455</text:p>
          </table:table-cell>
          <table:table-cell table:formula="of:=((COMBIN([.E97]/2;[.G97]))^2)*COMBIN([.D97]-[.E97]-[.F97];[.C97]-2*[.G97])/COMBIN([.D97];[.C97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formula="of:=((COMBIN([.E98]/2;[.G98]))^2)*COMBIN([.D98]-[.E98]-[.F98];[.C98]-2*[.G98])/COMBIN([.D98];[.C98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table:formula="of:=((COMBIN([.E99]/2;[.G99]))^2)*COMBIN([.D99]-[.E99]-[.F99];[.C99]-2*[.G99])/COMBIN([.D99];[.C99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5</text:p>
          </table:table-cell>
          <table:table-cell table:formula="of:=((COMBIN([.E100]/2;[.G100]))^2)*COMBIN([.D100]-[.E100]-[.F100];[.C100]-2*[.G100])/COMBIN([.D100];[.C100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formula="of:=((COMBIN([.E101]/2;[.G101]))^2)*COMBIN([.D101]-[.E101]-[.F101];[.C101]-2*[.G101])/COMBIN([.D101];[.C101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formula="of:=((COMBIN([.E102]/2;[.G102]))^2)*COMBIN([.D102]-[.E102]-[.F102];[.C102]-2*[.G102])/COMBIN([.D102];[.C102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formula="of:=((COMBIN([.E103]/2;[.G103]))^2)*COMBIN([.D103]-[.E103]-[.F103];[.C103]-2*[.G103])/COMBIN([.D103];[.C103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4</text:p>
          </table:table-cell>
          <table:table-cell table:formula="of:=((COMBIN([.E104]/2;[.G104]))^2)*COMBIN([.D104]-[.E104]-[.F104];[.C104]-2*[.G104])/COMBIN([.D104];[.C104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667</text:p>
          </table:table-cell>
          <table:table-cell table:formula="of:=((COMBIN([.E105]/2;[.G105]))^2)*COMBIN([.D105]-[.E105]-[.F105];[.C105]-2*[.G105])/COMBIN([.D105];[.C105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0147</text:p>
          </table:table-cell>
          <table:table-cell table:formula="of:=((COMBIN([.E106]/2;[.G106]))^2)*COMBIN([.D106]-[.E106]-[.F106];[.C106]-2*[.G106])/COMBIN([.D106];[.C106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526</text:p>
          </table:table-cell>
          <table:table-cell table:formula="of:=((COMBIN([.E107]/2;[.G107]))^2)*COMBIN([.D107]-[.E107]-[.F107];[.C107]-2*[.G107])/COMBIN([.D107];[.C107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429</text:p>
          </table:table-cell>
          <table:table-cell table:formula="of:=((COMBIN([.E108]/2;[.G108]))^2)*COMBIN([.D108]-[.E108]-[.F108];[.C108]-2*[.G108])/COMBIN([.D108];[.C108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556</text:p>
          </table:table-cell>
          <table:table-cell table:formula="of:=((COMBIN([.E109]/2;[.G109]))^2)*COMBIN([.D109]-[.E109]-[.F109];[.C109]-2*[.G109])/COMBIN([.D109];[.C109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526</text:p>
          </table:table-cell>
          <table:table-cell table:formula="of:=((COMBIN([.E110]/2;[.G110]))^2)*COMBIN([.D110]-[.E110]-[.F110];[.C110]-2*[.G110])/COMBIN([.D110];[.C110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909</text:p>
          </table:table-cell>
          <table:table-cell table:formula="of:=((COMBIN([.E111]/2;[.G111]))^2)*COMBIN([.D111]-[.E111]-[.F111];[.C111]-2*[.G111])/COMBIN([.D111];[.C111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table:formula="of:=((COMBIN([.E112]/2;[.G112]))^2)*COMBIN([.D112]-[.E112]-[.F112];[.C112]-2*[.G112])/COMBIN([.D112];[.C112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table:formula="of:=((COMBIN([.E113]/2;[.G113]))^2)*COMBIN([.D113]-[.E113]-[.F113];[.C113]-2*[.G113])/COMBIN([.D113];[.C113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312</text:p>
          </table:table-cell>
          <table:table-cell table:formula="of:=((COMBIN([.E114]/2;[.G114]))^2)*COMBIN([.D114]-[.E114]-[.F114];[.C114]-2*[.G114])/COMBIN([.D114];[.C114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417</text:p>
          </table:table-cell>
          <table:table-cell table:formula="of:=((COMBIN([.E115]/2;[.G115]))^2)*COMBIN([.D115]-[.E115]-[.F115];[.C115]-2*[.G115])/COMBIN([.D115];[.C115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0156</text:p>
          </table:table-cell>
          <table:table-cell table:formula="of:=((COMBIN([.E116]/2;[.G116]))^2)*COMBIN([.D116]-[.E116]-[.F116];[.C116]-2*[.G116])/COMBIN([.D116];[.C116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294</text:p>
          </table:table-cell>
          <table:table-cell table:formula="of:=((COMBIN([.E117]/2;[.G117]))^2)*COMBIN([.D117]-[.E117]-[.F117];[.C117]-2*[.G117])/COMBIN([.D117];[.C117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</text:p>
          </table:table-cell>
          <table:table-cell table:formula="of:=((COMBIN([.E118]/2;[.G118]))^2)*COMBIN([.D118]-[.E118]-[.F118];[.C118]-2*[.G118])/COMBIN([.D118];[.C118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0244</text:p>
          </table:table-cell>
          <table:table-cell table:formula="of:=((COMBIN([.E119]/2;[.G119]))^2)*COMBIN([.D119]-[.E119]-[.F119];[.C119]-2*[.G119])/COMBIN([.D119];[.C119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formula="of:=((COMBIN([.E120]/2;[.G120]))^2)*COMBIN([.D120]-[.E120]-[.F120];[.C120]-2*[.G120])/COMBIN([.D120];[.C120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909</text:p>
          </table:table-cell>
          <table:table-cell table:formula="of:=((COMBIN([.E121]/2;[.G121]))^2)*COMBIN([.D121]-[.E121]-[.F121];[.C121]-2*[.G121])/COMBIN([.D121];[.C121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333</text:p>
          </table:table-cell>
          <table:table-cell table:formula="of:=((COMBIN([.E122]/2;[.G122]))^2)*COMBIN([.D122]-[.E122]-[.F122];[.C122]-2*[.G122])/COMBIN([.D122];[.C122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2</text:p>
          </table:table-cell>
          <table:table-cell table:formula="of:=((COMBIN([.E123]/2;[.G123]))^2)*COMBIN([.D123]-[.E123]-[.F123];[.C123]-2*[.G123])/COMBIN([.D123];[.C123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((COMBIN([.E124]/2;[.G124]))^2)*COMBIN([.D124]-[.E124]-[.F124];[.C124]-2*[.G124])/COMBIN([.D124];[.C124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((COMBIN([.E125]/2;[.G125]))^2)*COMBIN([.D125]-[.E125]-[.F125];[.C125]-2*[.G125])/COMBIN([.D125];[.C125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588</text:p>
          </table:table-cell>
          <table:table-cell table:formula="of:=((COMBIN([.E126]/2;[.G126]))^2)*COMBIN([.D126]-[.E126]-[.F126];[.C126]-2*[.G126])/COMBIN([.D126];[.C126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588</text:p>
          </table:table-cell>
          <table:table-cell table:formula="of:=((COMBIN([.E127]/2;[.G127]))^2)*COMBIN([.D127]-[.E127]-[.F127];[.C127]-2*[.G127])/COMBIN([.D127];[.C127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455</text:p>
          </table:table-cell>
          <table:table-cell table:formula="of:=((COMBIN([.E128]/2;[.G128]))^2)*COMBIN([.D128]-[.E128]-[.F128];[.C128]-2*[.G128])/COMBIN([.D128];[.C128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5</text:p>
          </table:table-cell>
          <table:table-cell table:formula="of:=((COMBIN([.E129]/2;[.G129]))^2)*COMBIN([.D129]-[.E129]-[.F129];[.C129]-2*[.G129])/COMBIN([.D129];[.C129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tern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5</text:p>
          </table:table-cell>
          <table:table-cell table:formula="of:=((COMBIN([.E130]/2;[.G130]))^2)*COMBIN([.D130]-[.E130]-[.F130];[.C130]-2*[.G130])/COMBIN([.D130];[.C130])" office:value-type="float" office:value="0.153170189098999" calcext:value-type="float">
            <text:p>0,153170189098999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2]" office:value-type="string" office:string-value="2022-01-03 11:50:29.671076" calcext:value-type="string">
            <text:p>2022-01-03 11:50:29.671076</text:p>
          </table:table-cell>
          <table:table-cell table:style-name="ce5" table:formula="of:=['file:///home/spal_gnome/Nextcloud/University.sync/Crypto/Info-Set-Dec/mceliece-isd.4.2/stats/stern.csv'#$stern.B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2]" office:value-type="float" office:value="0" calcext:value-type="float">
            <text:p>0</text:p>
          </table:table-cell>
          <table:table-cell table:formula="of:=((COMBIN([.E131]/2;[.G131]))^2)*COMBIN([.D131]-[.E131]-[.F131];[.C131]-2*[.G131])/COMBIN([.D131];[.C1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]" office:value-type="float" office:value="1680" calcext:value-type="float">
            <text:p>1680</text:p>
          </table:table-cell>
          <table:table-cell table:style-name="ce5" table:formula="of:=['file:///home/spal_gnome/Nextcloud/University.sync/Crypto/Info-Set-Dec/mceliece-isd.4.2/stats/stern.csv'#$stern.I3]" office:value-type="string" office:string-value="0.0476" calcext:value-type="string">
            <text:p>0.0476</text:p>
          </table:table-cell>
          <table:table-cell table:formula="of:=((COMBIN([.E132]/2;[.G132]))^2)*COMBIN([.D132]-[.E132]-[.F132];[.C132]-2*[.G132])/COMBIN([.D132];[.C132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]" office:value-type="float" office:value="890" calcext:value-type="float">
            <text:p>890</text:p>
          </table:table-cell>
          <table:table-cell table:style-name="ce5" table:formula="of:=['file:///home/spal_gnome/Nextcloud/University.sync/Crypto/Info-Set-Dec/mceliece-isd.4.2/stats/stern.csv'#$stern.I4]" office:value-type="string" office:string-value="0.1" calcext:value-type="string">
            <text:p>0.1</text:p>
          </table:table-cell>
          <table:table-cell table:formula="of:=((COMBIN([.E133]/2;[.G133]))^2)*COMBIN([.D133]-[.E133]-[.F133];[.C133]-2*[.G133])/COMBIN([.D133];[.C133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]" office:value-type="float" office:value="1588" calcext:value-type="float">
            <text:p>1588</text:p>
          </table:table-cell>
          <table:table-cell table:style-name="ce5" table:formula="of:=['file:///home/spal_gnome/Nextcloud/University.sync/Crypto/Info-Set-Dec/mceliece-isd.4.2/stats/stern.csv'#$stern.I5]" office:value-type="string" office:string-value="0.25" calcext:value-type="string">
            <text:p>0.25</text:p>
          </table:table-cell>
          <table:table-cell table:formula="of:=((COMBIN([.E134]/2;[.G134]))^2)*COMBIN([.D134]-[.E134]-[.F134];[.C134]-2*[.G134])/COMBIN([.D134];[.C134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6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]" office:value-type="float" office:value="5819" calcext:value-type="float">
            <text:p>5819</text:p>
          </table:table-cell>
          <table:table-cell table:style-name="ce5" table:formula="of:=['file:///home/spal_gnome/Nextcloud/University.sync/Crypto/Info-Set-Dec/mceliece-isd.4.2/stats/stern.csv'#$stern.I6]" office:value-type="string" office:string-value="0.0222" calcext:value-type="string">
            <text:p>0.0222</text:p>
          </table:table-cell>
          <table:table-cell table:formula="of:=((COMBIN([.E135]/2;[.G135]))^2)*COMBIN([.D135]-[.E135]-[.F135];[.C135]-2*[.G135])/COMBIN([.D135];[.C135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7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]" office:value-type="float" office:value="1777" calcext:value-type="float">
            <text:p>1777</text:p>
          </table:table-cell>
          <table:table-cell table:style-name="ce5" table:formula="of:=['file:///home/spal_gnome/Nextcloud/University.sync/Crypto/Info-Set-Dec/mceliece-isd.4.2/stats/stern.csv'#$stern.I7]" office:value-type="string" office:string-value="0.3333" calcext:value-type="string">
            <text:p>0.3333</text:p>
          </table:table-cell>
          <table:table-cell table:formula="of:=((COMBIN([.E136]/2;[.G136]))^2)*COMBIN([.D136]-[.E136]-[.F136];[.C136]-2*[.G136])/COMBIN([.D136];[.C136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8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]" office:value-type="float" office:value="12653" calcext:value-type="float">
            <text:p>12653</text:p>
          </table:table-cell>
          <table:table-cell table:style-name="ce5" table:formula="of:=['file:///home/spal_gnome/Nextcloud/University.sync/Crypto/Info-Set-Dec/mceliece-isd.4.2/stats/stern.csv'#$stern.I8]" office:value-type="string" office:string-value="0.0128" calcext:value-type="string">
            <text:p>0.0128</text:p>
          </table:table-cell>
          <table:table-cell table:formula="of:=((COMBIN([.E137]/2;[.G137]))^2)*COMBIN([.D137]-[.E137]-[.F137];[.C137]-2*[.G137])/COMBIN([.D137];[.C137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9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]" office:value-type="float" office:value="10245" calcext:value-type="float">
            <text:p>10245</text:p>
          </table:table-cell>
          <table:table-cell table:style-name="ce5" table:formula="of:=['file:///home/spal_gnome/Nextcloud/University.sync/Crypto/Info-Set-Dec/mceliece-isd.4.2/stats/stern.csv'#$stern.I9]" office:value-type="string" office:string-value="0.0161" calcext:value-type="string">
            <text:p>0.0161</text:p>
          </table:table-cell>
          <table:table-cell table:formula="of:=((COMBIN([.E138]/2;[.G138]))^2)*COMBIN([.D138]-[.E138]-[.F138];[.C138]-2*[.G138])/COMBIN([.D138];[.C138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0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0]" office:value-type="float" office:value="10036" calcext:value-type="float">
            <text:p>10036</text:p>
          </table:table-cell>
          <table:table-cell table:style-name="ce5" table:formula="of:=['file:///home/spal_gnome/Nextcloud/University.sync/Crypto/Info-Set-Dec/mceliece-isd.4.2/stats/stern.csv'#$stern.I10]" office:value-type="string" office:string-value="0.0217" calcext:value-type="string">
            <text:p>0.0217</text:p>
          </table:table-cell>
          <table:table-cell table:formula="of:=((COMBIN([.E139]/2;[.G139]))^2)*COMBIN([.D139]-[.E139]-[.F139];[.C139]-2*[.G139])/COMBIN([.D139];[.C139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1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1]" office:value-type="float" office:value="15217" calcext:value-type="float">
            <text:p>15217</text:p>
          </table:table-cell>
          <table:table-cell table:style-name="ce5" table:formula="of:=['file:///home/spal_gnome/Nextcloud/University.sync/Crypto/Info-Set-Dec/mceliece-isd.4.2/stats/stern.csv'#$stern.I11]" office:value-type="string" office:string-value="0.0135" calcext:value-type="string">
            <text:p>0.0135</text:p>
          </table:table-cell>
          <table:table-cell table:formula="of:=((COMBIN([.E140]/2;[.G140]))^2)*COMBIN([.D140]-[.E140]-[.F140];[.C140]-2*[.G140])/COMBIN([.D140];[.C140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2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2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2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]" office:value-type="float" office:value="7514" calcext:value-type="float">
            <text:p>7514</text:p>
          </table:table-cell>
          <table:table-cell table:style-name="ce5" table:formula="of:=['file:///home/spal_gnome/Nextcloud/University.sync/Crypto/Info-Set-Dec/mceliece-isd.4.2/stats/stern.csv'#$stern.I12]" office:value-type="string" office:string-value="0.0172" calcext:value-type="string">
            <text:p>0.0172</text:p>
          </table:table-cell>
          <table:table-cell table:formula="of:=((COMBIN([.E141]/2;[.G141]))^2)*COMBIN([.D141]-[.E141]-[.F141];[.C141]-2*[.G141])/COMBIN([.D141];[.C141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3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3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3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]" office:value-type="float" office:value="25823" calcext:value-type="float">
            <text:p>25823</text:p>
          </table:table-cell>
          <table:table-cell table:style-name="ce5" table:formula="of:=['file:///home/spal_gnome/Nextcloud/University.sync/Crypto/Info-Set-Dec/mceliece-isd.4.2/stats/stern.csv'#$stern.I13]" office:value-type="string" office:string-value="0.0061" calcext:value-type="string">
            <text:p>0.0061</text:p>
          </table:table-cell>
          <table:table-cell table:formula="of:=((COMBIN([.E142]/2;[.G142]))^2)*COMBIN([.D142]-[.E142]-[.F142];[.C142]-2*[.G142])/COMBIN([.D142];[.C142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4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4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4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]" office:value-type="float" office:value="6257" calcext:value-type="float">
            <text:p>6257</text:p>
          </table:table-cell>
          <table:table-cell table:style-name="ce5" table:formula="of:=['file:///home/spal_gnome/Nextcloud/University.sync/Crypto/Info-Set-Dec/mceliece-isd.4.2/stats/stern.csv'#$stern.I14]" office:value-type="float" office:value="25" calcext:value-type="float">
            <text:p>25</text:p>
          </table:table-cell>
          <table:table-cell table:formula="of:=((COMBIN([.E143]/2;[.G143]))^2)*COMBIN([.D143]-[.E143]-[.F143];[.C143]-2*[.G143])/COMBIN([.D143];[.C143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5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5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5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5]" office:value-type="float" office:value="9544" calcext:value-type="float">
            <text:p>9544</text:p>
          </table:table-cell>
          <table:table-cell table:style-name="ce5" table:formula="of:=['file:///home/spal_gnome/Nextcloud/University.sync/Crypto/Info-Set-Dec/mceliece-isd.4.2/stats/stern.csv'#$stern.I15]" office:value-type="string" office:string-value="0.0263" calcext:value-type="string">
            <text:p>0.0263</text:p>
          </table:table-cell>
          <table:table-cell table:formula="of:=((COMBIN([.E144]/2;[.G144]))^2)*COMBIN([.D144]-[.E144]-[.F144];[.C144]-2*[.G144])/COMBIN([.D144];[.C144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]" office:value-type="string" office:string-value="2022-01-04 22:05:23.169412" calcext:value-type="string">
            <text:p>2022-01-04 22:05:23.169412</text:p>
          </table:table-cell>
          <table:table-cell table:style-name="ce5" table:formula="of:=['file:///home/spal_gnome/Nextcloud/University.sync/Crypto/Info-Set-Dec/mceliece-isd.4.2/stats/stern.csv'#$stern.B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]" office:value-type="float" office:value="0" calcext:value-type="float">
            <text:p>0</text:p>
          </table:table-cell>
          <table:table-cell table:formula="of:=((COMBIN([.E145]/2;[.G145]))^2)*COMBIN([.D145]-[.E145]-[.F145];[.C145]-2*[.G145])/COMBIN([.D145];[.C14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7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7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7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1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7]" office:value-type="float" office:value="15564" calcext:value-type="float">
            <text:p>15564</text:p>
          </table:table-cell>
          <table:table-cell table:style-name="ce5" table:formula="of:=['file:///home/spal_gnome/Nextcloud/University.sync/Crypto/Info-Set-Dec/mceliece-isd.4.2/stats/stern.csv'#$stern.I17]" office:value-type="string" office:string-value="0.0109" calcext:value-type="string">
            <text:p>0.0109</text:p>
          </table:table-cell>
          <table:table-cell table:formula="of:=((COMBIN([.E146]/2;[.G146]))^2)*COMBIN([.D146]-[.E146]-[.F146];[.C146]-2*[.G146])/COMBIN([.D146];[.C146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8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8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8]" office:value-type="float" office:value="14234" calcext:value-type="float">
            <text:p>14234</text:p>
          </table:table-cell>
          <table:table-cell table:style-name="ce5" table:formula="of:=['file:///home/spal_gnome/Nextcloud/University.sync/Crypto/Info-Set-Dec/mceliece-isd.4.2/stats/stern.csv'#$stern.I18]" office:value-type="string" office:string-value="0.0109" calcext:value-type="string">
            <text:p>0.0109</text:p>
          </table:table-cell>
          <table:table-cell table:formula="of:=((COMBIN([.E147]/2;[.G147]))^2)*COMBIN([.D147]-[.E147]-[.F147];[.C147]-2*[.G147])/COMBIN([.D147];[.C147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9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1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9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1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9]" office:value-type="float" office:value="3780" calcext:value-type="float">
            <text:p>3780</text:p>
          </table:table-cell>
          <table:table-cell table:style-name="ce5" table:formula="of:=['file:///home/spal_gnome/Nextcloud/University.sync/Crypto/Info-Set-Dec/mceliece-isd.4.2/stats/stern.csv'#$stern.I19]" office:value-type="string" office:string-value="0.0556" calcext:value-type="string">
            <text:p>0.0556</text:p>
          </table:table-cell>
          <table:table-cell table:formula="of:=((COMBIN([.E148]/2;[.G148]))^2)*COMBIN([.D148]-[.E148]-[.F148];[.C148]-2*[.G148])/COMBIN([.D148];[.C148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0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0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0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2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0]" office:value-type="float" office:value="18676" calcext:value-type="float">
            <text:p>18676</text:p>
          </table:table-cell>
          <table:table-cell table:style-name="ce5" table:formula="of:=['file:///home/spal_gnome/Nextcloud/University.sync/Crypto/Info-Set-Dec/mceliece-isd.4.2/stats/stern.csv'#$stern.I20]" office:value-type="string" office:string-value="0.0099" calcext:value-type="string">
            <text:p>0.0099</text:p>
          </table:table-cell>
          <table:table-cell table:formula="of:=((COMBIN([.E149]/2;[.G149]))^2)*COMBIN([.D149]-[.E149]-[.F149];[.C149]-2*[.G149])/COMBIN([.D149];[.C149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1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1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2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1]" office:value-type="float" office:value="7937" calcext:value-type="float">
            <text:p>7937</text:p>
          </table:table-cell>
          <table:table-cell table:style-name="ce5" table:formula="of:=['file:///home/spal_gnome/Nextcloud/University.sync/Crypto/Info-Set-Dec/mceliece-isd.4.2/stats/stern.csv'#$stern.I21]" office:value-type="string" office:string-value="0.0152" calcext:value-type="string">
            <text:p>0.0152</text:p>
          </table:table-cell>
          <table:table-cell table:formula="of:=((COMBIN([.E150]/2;[.G150]))^2)*COMBIN([.D150]-[.E150]-[.F150];[.C150]-2*[.G150])/COMBIN([.D150];[.C150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2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2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2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2]" office:value-type="float" office:value="3461" calcext:value-type="float">
            <text:p>3461</text:p>
          </table:table-cell>
          <table:table-cell table:style-name="ce5" table:formula="of:=['file:///home/spal_gnome/Nextcloud/University.sync/Crypto/Info-Set-Dec/mceliece-isd.4.2/stats/stern.csv'#$stern.I22]" office:value-type="string" office:string-value="0.0714" calcext:value-type="string">
            <text:p>0.0714</text:p>
          </table:table-cell>
          <table:table-cell table:formula="of:=((COMBIN([.E151]/2;[.G151]))^2)*COMBIN([.D151]-[.E151]-[.F151];[.C151]-2*[.G151])/COMBIN([.D151];[.C151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3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3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2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3]" office:value-type="float" office:value="4926" calcext:value-type="float">
            <text:p>4926</text:p>
          </table:table-cell>
          <table:table-cell table:style-name="ce5" table:formula="of:=['file:///home/spal_gnome/Nextcloud/University.sync/Crypto/Info-Set-Dec/mceliece-isd.4.2/stats/stern.csv'#$stern.I23]" office:value-type="float" office:value="27" calcext:value-type="float">
            <text:p>27</text:p>
          </table:table-cell>
          <table:table-cell table:formula="of:=((COMBIN([.E152]/2;[.G152]))^2)*COMBIN([.D152]-[.E152]-[.F152];[.C152]-2*[.G152])/COMBIN([.D152];[.C152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4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4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4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2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4]" office:value-type="float" office:value="16896" calcext:value-type="float">
            <text:p>16896</text:p>
          </table:table-cell>
          <table:table-cell table:style-name="ce5" table:formula="of:=['file:///home/spal_gnome/Nextcloud/University.sync/Crypto/Info-Set-Dec/mceliece-isd.4.2/stats/stern.csv'#$stern.I24]" office:value-type="string" office:string-value="0.0101" calcext:value-type="string">
            <text:p>0.0101</text:p>
          </table:table-cell>
          <table:table-cell table:formula="of:=((COMBIN([.E153]/2;[.G153]))^2)*COMBIN([.D153]-[.E153]-[.F153];[.C153]-2*[.G153])/COMBIN([.D153];[.C153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5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5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2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5]" office:value-type="float" office:value="3751" calcext:value-type="float">
            <text:p>3751</text:p>
          </table:table-cell>
          <table:table-cell table:style-name="ce5" table:formula="of:=['file:///home/spal_gnome/Nextcloud/University.sync/Crypto/Info-Set-Dec/mceliece-isd.4.2/stats/stern.csv'#$stern.I25]" office:value-type="string" office:string-value="0.0625" calcext:value-type="string">
            <text:p>0.0625</text:p>
          </table:table-cell>
          <table:table-cell table:formula="of:=((COMBIN([.E154]/2;[.G154]))^2)*COMBIN([.D154]-[.E154]-[.F154];[.C154]-2*[.G154])/COMBIN([.D154];[.C154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6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6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2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6]" office:value-type="float" office:value="723" calcext:value-type="float">
            <text:p>723</text:p>
          </table:table-cell>
          <table:table-cell table:style-name="ce5" table:formula="of:=['file:///home/spal_gnome/Nextcloud/University.sync/Crypto/Info-Set-Dec/mceliece-isd.4.2/stats/stern.csv'#$stern.I26]" office:value-type="string" office:string-value="1.0" calcext:value-type="string">
            <text:p>1.0</text:p>
          </table:table-cell>
          <table:table-cell table:formula="of:=((COMBIN([.E155]/2;[.G155]))^2)*COMBIN([.D155]-[.E155]-[.F155];[.C155]-2*[.G155])/COMBIN([.D155];[.C155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7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7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2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7]" office:value-type="float" office:value="872" calcext:value-type="float">
            <text:p>872</text:p>
          </table:table-cell>
          <table:table-cell table:style-name="ce5" table:formula="of:=['file:///home/spal_gnome/Nextcloud/University.sync/Crypto/Info-Set-Dec/mceliece-isd.4.2/stats/stern.csv'#$stern.I27]" office:value-type="string" office:string-value="0.0714" calcext:value-type="string">
            <text:p>0.0714</text:p>
          </table:table-cell>
          <table:table-cell table:formula="of:=((COMBIN([.E156]/2;[.G156]))^2)*COMBIN([.D156]-[.E156]-[.F156];[.C156]-2*[.G156])/COMBIN([.D156];[.C156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8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8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8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2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8]" office:value-type="float" office:value="4714" calcext:value-type="float">
            <text:p>4714</text:p>
          </table:table-cell>
          <table:table-cell table:style-name="ce5" table:formula="of:=['file:///home/spal_gnome/Nextcloud/University.sync/Crypto/Info-Set-Dec/mceliece-isd.4.2/stats/stern.csv'#$stern.I28]" office:value-type="string" office:string-value="0.0556" calcext:value-type="string">
            <text:p>0.0556</text:p>
          </table:table-cell>
          <table:table-cell table:formula="of:=((COMBIN([.E157]/2;[.G157]))^2)*COMBIN([.D157]-[.E157]-[.F157];[.C157]-2*[.G157])/COMBIN([.D157];[.C157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2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2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29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2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29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29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2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29]" office:value-type="float" office:value="2465" calcext:value-type="float">
            <text:p>2465</text:p>
          </table:table-cell>
          <table:table-cell table:style-name="ce5" table:formula="of:=['file:///home/spal_gnome/Nextcloud/University.sync/Crypto/Info-Set-Dec/mceliece-isd.4.2/stats/stern.csv'#$stern.I29]" office:value-type="string" office:string-value="0.0714" calcext:value-type="string">
            <text:p>0.0714</text:p>
          </table:table-cell>
          <table:table-cell table:formula="of:=((COMBIN([.E158]/2;[.G158]))^2)*COMBIN([.D158]-[.E158]-[.F158];[.C158]-2*[.G158])/COMBIN([.D158];[.C158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0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0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3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0]" office:value-type="float" office:value="8702" calcext:value-type="float">
            <text:p>8702</text:p>
          </table:table-cell>
          <table:table-cell table:style-name="ce5" table:formula="of:=['file:///home/spal_gnome/Nextcloud/University.sync/Crypto/Info-Set-Dec/mceliece-isd.4.2/stats/stern.csv'#$stern.I30]" office:value-type="string" office:string-value="0.0213" calcext:value-type="string">
            <text:p>0.0213</text:p>
          </table:table-cell>
          <table:table-cell table:formula="of:=((COMBIN([.E159]/2;[.G159]))^2)*COMBIN([.D159]-[.E159]-[.F159];[.C159]-2*[.G159])/COMBIN([.D159];[.C159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1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1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1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1]" office:value-type="float" office:value="5407" calcext:value-type="float">
            <text:p>5407</text:p>
          </table:table-cell>
          <table:table-cell table:style-name="ce5" table:formula="of:=['file:///home/spal_gnome/Nextcloud/University.sync/Crypto/Info-Set-Dec/mceliece-isd.4.2/stats/stern.csv'#$stern.I31]" office:value-type="string" office:string-value="0.0323" calcext:value-type="string">
            <text:p>0.0323</text:p>
          </table:table-cell>
          <table:table-cell table:formula="of:=((COMBIN([.E160]/2;[.G160]))^2)*COMBIN([.D160]-[.E160]-[.F160];[.C160]-2*[.G160])/COMBIN([.D160];[.C160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2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2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3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2]" office:value-type="float" office:value="3086" calcext:value-type="float">
            <text:p>3086</text:p>
          </table:table-cell>
          <table:table-cell table:style-name="ce5" table:formula="of:=['file:///home/spal_gnome/Nextcloud/University.sync/Crypto/Info-Set-Dec/mceliece-isd.4.2/stats/stern.csv'#$stern.I32]" office:value-type="string" office:string-value="0.0588" calcext:value-type="string">
            <text:p>0.0588</text:p>
          </table:table-cell>
          <table:table-cell table:formula="of:=((COMBIN([.E161]/2;[.G161]))^2)*COMBIN([.D161]-[.E161]-[.F161];[.C161]-2*[.G161])/COMBIN([.D161];[.C161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3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3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3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3]" office:value-type="float" office:value="4163" calcext:value-type="float">
            <text:p>4163</text:p>
          </table:table-cell>
          <table:table-cell table:style-name="ce5" table:formula="of:=['file:///home/spal_gnome/Nextcloud/University.sync/Crypto/Info-Set-Dec/mceliece-isd.4.2/stats/stern.csv'#$stern.I33]" office:value-type="float" office:value="27" calcext:value-type="float">
            <text:p>27</text:p>
          </table:table-cell>
          <table:table-cell table:formula="of:=((COMBIN([.E162]/2;[.G162]))^2)*COMBIN([.D162]-[.E162]-[.F162];[.C162]-2*[.G162])/COMBIN([.D162];[.C162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4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4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3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4]" office:value-type="float" office:value="7378" calcext:value-type="float">
            <text:p>7378</text:p>
          </table:table-cell>
          <table:table-cell table:style-name="ce5" table:formula="of:=['file:///home/spal_gnome/Nextcloud/University.sync/Crypto/Info-Set-Dec/mceliece-isd.4.2/stats/stern.csv'#$stern.I34]" office:value-type="string" office:string-value="0.0217" calcext:value-type="string">
            <text:p>0.0217</text:p>
          </table:table-cell>
          <table:table-cell table:formula="of:=((COMBIN([.E163]/2;[.G163]))^2)*COMBIN([.D163]-[.E163]-[.F163];[.C163]-2*[.G163])/COMBIN([.D163];[.C163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5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5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5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5]" office:value-type="float" office:value="19962" calcext:value-type="float">
            <text:p>19962</text:p>
          </table:table-cell>
          <table:table-cell table:style-name="ce5" table:formula="of:=['file:///home/spal_gnome/Nextcloud/University.sync/Crypto/Info-Set-Dec/mceliece-isd.4.2/stats/stern.csv'#$stern.I35]" office:value-type="string" office:string-value="0.0089" calcext:value-type="string">
            <text:p>0.0089</text:p>
          </table:table-cell>
          <table:table-cell table:formula="of:=((COMBIN([.E164]/2;[.G164]))^2)*COMBIN([.D164]-[.E164]-[.F164];[.C164]-2*[.G164])/COMBIN([.D164];[.C164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6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6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6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6]" office:value-type="float" office:value="799" calcext:value-type="float">
            <text:p>799</text:p>
          </table:table-cell>
          <table:table-cell table:style-name="ce5" table:formula="of:=['file:///home/spal_gnome/Nextcloud/University.sync/Crypto/Info-Set-Dec/mceliece-isd.4.2/stats/stern.csv'#$stern.I36]" office:value-type="string" office:string-value="0.5" calcext:value-type="string">
            <text:p>0.5</text:p>
          </table:table-cell>
          <table:table-cell table:formula="of:=((COMBIN([.E165]/2;[.G165]))^2)*COMBIN([.D165]-[.E165]-[.F165];[.C165]-2*[.G165])/COMBIN([.D165];[.C165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7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7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7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7]" office:value-type="float" office:value="6004" calcext:value-type="float">
            <text:p>6004</text:p>
          </table:table-cell>
          <table:table-cell table:style-name="ce5" table:formula="of:=['file:///home/spal_gnome/Nextcloud/University.sync/Crypto/Info-Set-Dec/mceliece-isd.4.2/stats/stern.csv'#$stern.I37]" office:value-type="string" office:string-value="0.04" calcext:value-type="string">
            <text:p>0.04</text:p>
          </table:table-cell>
          <table:table-cell table:formula="of:=((COMBIN([.E166]/2;[.G166]))^2)*COMBIN([.D166]-[.E166]-[.F166];[.C166]-2*[.G166])/COMBIN([.D166];[.C166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8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8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8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8]" office:value-type="float" office:value="3196" calcext:value-type="float">
            <text:p>3196</text:p>
          </table:table-cell>
          <table:table-cell table:style-name="ce5" table:formula="of:=['file:///home/spal_gnome/Nextcloud/University.sync/Crypto/Info-Set-Dec/mceliece-isd.4.2/stats/stern.csv'#$stern.I38]" office:value-type="string" office:string-value="0.1429" calcext:value-type="string">
            <text:p>0.1429</text:p>
          </table:table-cell>
          <table:table-cell table:formula="of:=((COMBIN([.E167]/2;[.G167]))^2)*COMBIN([.D167]-[.E167]-[.F167];[.C167]-2*[.G167])/COMBIN([.D167];[.C167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3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3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39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3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39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39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3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39]" office:value-type="float" office:value="8867" calcext:value-type="float">
            <text:p>8867</text:p>
          </table:table-cell>
          <table:table-cell table:style-name="ce5" table:formula="of:=['file:///home/spal_gnome/Nextcloud/University.sync/Crypto/Info-Set-Dec/mceliece-isd.4.2/stats/stern.csv'#$stern.I39]" office:value-type="string" office:string-value="0.0217" calcext:value-type="string">
            <text:p>0.0217</text:p>
          </table:table-cell>
          <table:table-cell table:formula="of:=((COMBIN([.E168]/2;[.G168]))^2)*COMBIN([.D168]-[.E168]-[.F168];[.C168]-2*[.G168])/COMBIN([.D168];[.C168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0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0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0]" office:value-type="float" office:value="33121" calcext:value-type="float">
            <text:p>33121</text:p>
          </table:table-cell>
          <table:table-cell table:style-name="ce5" table:formula="of:=['file:///home/spal_gnome/Nextcloud/University.sync/Crypto/Info-Set-Dec/mceliece-isd.4.2/stats/stern.csv'#$stern.I40]" office:value-type="string" office:string-value="0.0054" calcext:value-type="string">
            <text:p>0.0054</text:p>
          </table:table-cell>
          <table:table-cell table:formula="of:=((COMBIN([.E169]/2;[.G169]))^2)*COMBIN([.D169]-[.E169]-[.F169];[.C169]-2*[.G169])/COMBIN([.D169];[.C169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1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1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1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4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1]" office:value-type="float" office:value="8517" calcext:value-type="float">
            <text:p>8517</text:p>
          </table:table-cell>
          <table:table-cell table:style-name="ce5" table:formula="of:=['file:///home/spal_gnome/Nextcloud/University.sync/Crypto/Info-Set-Dec/mceliece-isd.4.2/stats/stern.csv'#$stern.I41]" office:value-type="float" office:value="37" calcext:value-type="float">
            <text:p>37</text:p>
          </table:table-cell>
          <table:table-cell table:formula="of:=((COMBIN([.E170]/2;[.G170]))^2)*COMBIN([.D170]-[.E170]-[.F170];[.C170]-2*[.G170])/COMBIN([.D170];[.C170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2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2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2]" office:value-type="float" office:value="758" calcext:value-type="float">
            <text:p>758</text:p>
          </table:table-cell>
          <table:table-cell table:style-name="ce5" table:formula="of:=['file:///home/spal_gnome/Nextcloud/University.sync/Crypto/Info-Set-Dec/mceliece-isd.4.2/stats/stern.csv'#$stern.I42]" office:value-type="string" office:string-value="0.0909" calcext:value-type="string">
            <text:p>0.0909</text:p>
          </table:table-cell>
          <table:table-cell table:formula="of:=((COMBIN([.E171]/2;[.G171]))^2)*COMBIN([.D171]-[.E171]-[.F171];[.C171]-2*[.G171])/COMBIN([.D171];[.C171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3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3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3]" office:value-type="float" office:value="1617" calcext:value-type="float">
            <text:p>1617</text:p>
          </table:table-cell>
          <table:table-cell table:style-name="ce5" table:formula="of:=['file:///home/spal_gnome/Nextcloud/University.sync/Crypto/Info-Set-Dec/mceliece-isd.4.2/stats/stern.csv'#$stern.I43]" office:value-type="float" office:value="125" calcext:value-type="float">
            <text:p>125</text:p>
          </table:table-cell>
          <table:table-cell table:formula="of:=((COMBIN([.E172]/2;[.G172]))^2)*COMBIN([.D172]-[.E172]-[.F172];[.C172]-2*[.G172])/COMBIN([.D172];[.C172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4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4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4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4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4]" office:value-type="float" office:value="3008" calcext:value-type="float">
            <text:p>3008</text:p>
          </table:table-cell>
          <table:table-cell table:style-name="ce5" table:formula="of:=['file:///home/spal_gnome/Nextcloud/University.sync/Crypto/Info-Set-Dec/mceliece-isd.4.2/stats/stern.csv'#$stern.I44]" office:value-type="float" office:value="37" calcext:value-type="float">
            <text:p>37</text:p>
          </table:table-cell>
          <table:table-cell table:formula="of:=((COMBIN([.E173]/2;[.G173]))^2)*COMBIN([.D173]-[.E173]-[.F173];[.C173]-2*[.G173])/COMBIN([.D173];[.C173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5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5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5]" office:value-type="float" office:value="2496" calcext:value-type="float">
            <text:p>2496</text:p>
          </table:table-cell>
          <table:table-cell table:style-name="ce5" table:formula="of:=['file:///home/spal_gnome/Nextcloud/University.sync/Crypto/Info-Set-Dec/mceliece-isd.4.2/stats/stern.csv'#$stern.I45]" office:value-type="string" office:string-value="0.1" calcext:value-type="string">
            <text:p>0.1</text:p>
          </table:table-cell>
          <table:table-cell table:formula="of:=((COMBIN([.E174]/2;[.G174]))^2)*COMBIN([.D174]-[.E174]-[.F174];[.C174]-2*[.G174])/COMBIN([.D174];[.C174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6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6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6]" office:value-type="float" office:value="7495" calcext:value-type="float">
            <text:p>7495</text:p>
          </table:table-cell>
          <table:table-cell table:style-name="ce5" table:formula="of:=['file:///home/spal_gnome/Nextcloud/University.sync/Crypto/Info-Set-Dec/mceliece-isd.4.2/stats/stern.csv'#$stern.I46]" office:value-type="string" office:string-value="0.0294" calcext:value-type="string">
            <text:p>0.0294</text:p>
          </table:table-cell>
          <table:table-cell table:formula="of:=((COMBIN([.E175]/2;[.G175]))^2)*COMBIN([.D175]-[.E175]-[.F175];[.C175]-2*[.G175])/COMBIN([.D175];[.C175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7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7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7]" office:value-type="float" office:value="4343" calcext:value-type="float">
            <text:p>4343</text:p>
          </table:table-cell>
          <table:table-cell table:style-name="ce5" table:formula="of:=['file:///home/spal_gnome/Nextcloud/University.sync/Crypto/Info-Set-Dec/mceliece-isd.4.2/stats/stern.csv'#$stern.I47]" office:value-type="string" office:string-value="0.0625" calcext:value-type="string">
            <text:p>0.0625</text:p>
          </table:table-cell>
          <table:table-cell table:formula="of:=((COMBIN([.E176]/2;[.G176]))^2)*COMBIN([.D176]-[.E176]-[.F176];[.C176]-2*[.G176])/COMBIN([.D176];[.C176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8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8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4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8]" office:value-type="float" office:value="8109" calcext:value-type="float">
            <text:p>8109</text:p>
          </table:table-cell>
          <table:table-cell table:style-name="ce5" table:formula="of:=['file:///home/spal_gnome/Nextcloud/University.sync/Crypto/Info-Set-Dec/mceliece-isd.4.2/stats/stern.csv'#$stern.I48]" office:value-type="string" office:string-value="0.0217" calcext:value-type="string">
            <text:p>0.0217</text:p>
          </table:table-cell>
          <table:table-cell table:formula="of:=((COMBIN([.E177]/2;[.G177]))^2)*COMBIN([.D177]-[.E177]-[.F177];[.C177]-2*[.G177])/COMBIN([.D177];[.C177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4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4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49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4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49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49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4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49]" office:value-type="float" office:value="44768" calcext:value-type="float">
            <text:p>44768</text:p>
          </table:table-cell>
          <table:table-cell table:style-name="ce5" table:formula="of:=['file:///home/spal_gnome/Nextcloud/University.sync/Crypto/Info-Set-Dec/mceliece-isd.4.2/stats/stern.csv'#$stern.I49]" office:value-type="float" office:value="4" calcext:value-type="float">
            <text:p>4</text:p>
          </table:table-cell>
          <table:table-cell table:formula="of:=((COMBIN([.E178]/2;[.G178]))^2)*COMBIN([.D178]-[.E178]-[.F178];[.C178]-2*[.G178])/COMBIN([.D178];[.C178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0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0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5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0]" office:value-type="float" office:value="24410" calcext:value-type="float">
            <text:p>24410</text:p>
          </table:table-cell>
          <table:table-cell table:style-name="ce5" table:formula="of:=['file:///home/spal_gnome/Nextcloud/University.sync/Crypto/Info-Set-Dec/mceliece-isd.4.2/stats/stern.csv'#$stern.I50]" office:value-type="string" office:string-value="0.0072" calcext:value-type="string">
            <text:p>0.0072</text:p>
          </table:table-cell>
          <table:table-cell table:formula="of:=((COMBIN([.E179]/2;[.G179]))^2)*COMBIN([.D179]-[.E179]-[.F179];[.C179]-2*[.G179])/COMBIN([.D179];[.C179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1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1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1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5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1]" office:value-type="float" office:value="1582" calcext:value-type="float">
            <text:p>1582</text:p>
          </table:table-cell>
          <table:table-cell table:style-name="ce5" table:formula="of:=['file:///home/spal_gnome/Nextcloud/University.sync/Crypto/Info-Set-Dec/mceliece-isd.4.2/stats/stern.csv'#$stern.I51]" office:value-type="string" office:string-value="0.1429" calcext:value-type="string">
            <text:p>0.1429</text:p>
          </table:table-cell>
          <table:table-cell table:formula="of:=((COMBIN([.E180]/2;[.G180]))^2)*COMBIN([.D180]-[.E180]-[.F180];[.C180]-2*[.G180])/COMBIN([.D180];[.C180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2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2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2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5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2]" office:value-type="float" office:value="615" calcext:value-type="float">
            <text:p>615</text:p>
          </table:table-cell>
          <table:table-cell table:style-name="ce5" table:formula="of:=['file:///home/spal_gnome/Nextcloud/University.sync/Crypto/Info-Set-Dec/mceliece-isd.4.2/stats/stern.csv'#$stern.I52]" office:value-type="string" office:string-value="0.2" calcext:value-type="string">
            <text:p>0.2</text:p>
          </table:table-cell>
          <table:table-cell table:formula="of:=((COMBIN([.E181]/2;[.G181]))^2)*COMBIN([.D181]-[.E181]-[.F181];[.C181]-2*[.G181])/COMBIN([.D181];[.C181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3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3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3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5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3]" office:value-type="float" office:value="714" calcext:value-type="float">
            <text:p>714</text:p>
          </table:table-cell>
          <table:table-cell table:style-name="ce5" table:formula="of:=['file:///home/spal_gnome/Nextcloud/University.sync/Crypto/Info-Set-Dec/mceliece-isd.4.2/stats/stern.csv'#$stern.I53]" office:value-type="string" office:string-value="0.5" calcext:value-type="string">
            <text:p>0.5</text:p>
          </table:table-cell>
          <table:table-cell table:formula="of:=((COMBIN([.E182]/2;[.G182]))^2)*COMBIN([.D182]-[.E182]-[.F182];[.C182]-2*[.G182])/COMBIN([.D182];[.C182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4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4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5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4]" office:value-type="float" office:value="2352" calcext:value-type="float">
            <text:p>2352</text:p>
          </table:table-cell>
          <table:table-cell table:style-name="ce5" table:formula="of:=['file:///home/spal_gnome/Nextcloud/University.sync/Crypto/Info-Set-Dec/mceliece-isd.4.2/stats/stern.csv'#$stern.I54]" office:value-type="string" office:string-value="0.1429" calcext:value-type="string">
            <text:p>0.1429</text:p>
          </table:table-cell>
          <table:table-cell table:formula="of:=((COMBIN([.E183]/2;[.G183]))^2)*COMBIN([.D183]-[.E183]-[.F183];[.C183]-2*[.G183])/COMBIN([.D183];[.C183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5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5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5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5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5]" office:value-type="float" office:value="1670" calcext:value-type="float">
            <text:p>1670</text:p>
          </table:table-cell>
          <table:table-cell table:style-name="ce5" table:formula="of:=['file:///home/spal_gnome/Nextcloud/University.sync/Crypto/Info-Set-Dec/mceliece-isd.4.2/stats/stern.csv'#$stern.I55]" office:value-type="string" office:string-value="0.25" calcext:value-type="string">
            <text:p>0.25</text:p>
          </table:table-cell>
          <table:table-cell table:formula="of:=((COMBIN([.E184]/2;[.G184]))^2)*COMBIN([.D184]-[.E184]-[.F184];[.C184]-2*[.G184])/COMBIN([.D184];[.C184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6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6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5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6]" office:value-type="float" office:value="4258" calcext:value-type="float">
            <text:p>4258</text:p>
          </table:table-cell>
          <table:table-cell table:style-name="ce5" table:formula="of:=['file:///home/spal_gnome/Nextcloud/University.sync/Crypto/Info-Set-Dec/mceliece-isd.4.2/stats/stern.csv'#$stern.I56]" office:value-type="float" office:value="27" calcext:value-type="float">
            <text:p>27</text:p>
          </table:table-cell>
          <table:table-cell table:formula="of:=((COMBIN([.E185]/2;[.G185]))^2)*COMBIN([.D185]-[.E185]-[.F185];[.C185]-2*[.G185])/COMBIN([.D185];[.C185])" office:value-type="float" office:value="0.121443101490554" calcext:value-type="float">
            <text:p>0,121443101490554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7]" office:value-type="float" office:value="9" calcext:value-type="float">
            <text:p>9</text:p>
          </table:table-cell>
          <table:table-cell table:style-name="ce5" table:formula="of:=['file:///home/spal_gnome/Nextcloud/University.sync/Crypto/Info-Set-Dec/mceliece-isd.4.2/stats/stern.csv'#$stern.D5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7]" office:value-type="float" office:value="10" calcext:value-type="float">
            <text:p>10</text:p>
          </table:table-cell>
          <table:table-cell table:style-name="ce5" table:formula="of:=['file:///home/spal_gnome/Nextcloud/University.sync/Crypto/Info-Set-Dec/mceliece-isd.4.2/stats/stern.csv'#$stern.F57]" office:value-type="float" office:value="3" calcext:value-type="float">
            <text:p>3</text:p>
          </table:table-cell>
          <table:table-cell table:style-name="ce5" table:formula="of:=['file:///home/spal_gnome/Nextcloud/University.sync/Crypto/Info-Set-Dec/mceliece-isd.4.2/stats/stern.csv'#$stern.G5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7]" office:value-type="float" office:value="2982" calcext:value-type="float">
            <text:p>2982</text:p>
          </table:table-cell>
          <table:table-cell table:style-name="ce5" table:formula="of:=['file:///home/spal_gnome/Nextcloud/University.sync/Crypto/Info-Set-Dec/mceliece-isd.4.2/stats/stern.csv'#$stern.I57]" office:value-type="string" office:string-value="0.0667" calcext:value-type="string">
            <text:p>0.0667</text:p>
          </table:table-cell>
          <table:table-cell table:formula="of:=((COMBIN([.E186]/2;[.G186]))^2)*COMBIN([.D186]-[.E186]-[.F186];[.C186]-2*[.G186])/COMBIN([.D186];[.C186])" office:value-type="float" office:value="0.105094991674518" calcext:value-type="float">
            <text:p>0,105094991674518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58]" office:value-type="string" office:string-value="2022-01-06 18:00:19.664319" calcext:value-type="string">
            <text:p>2022-01-06 18:00:19.664319</text:p>
          </table:table-cell>
          <table:table-cell table:style-name="ce5" table:formula="of:=['file:///home/spal_gnome/Nextcloud/University.sync/Crypto/Info-Set-Dec/mceliece-isd.4.2/stats/stern.csv'#$stern.B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58]" office:value-type="float" office:value="0" calcext:value-type="float">
            <text:p>0</text:p>
          </table:table-cell>
          <table:table-cell table:formula="of:=((COMBIN([.E187]/2;[.G187]))^2)*COMBIN([.D187]-[.E187]-[.F187];[.C187]-2*[.G187])/COMBIN([.D187];[.C18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5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5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5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5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59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5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5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59]" office:value-type="float" office:value="59" calcext:value-type="float">
            <text:p>59</text:p>
          </table:table-cell>
          <table:table-cell table:style-name="ce5" table:formula="of:=['file:///home/spal_gnome/Nextcloud/University.sync/Crypto/Info-Set-Dec/mceliece-isd.4.2/stats/stern.csv'#$stern.I59]" office:value-type="string" office:string-value="0.3333" calcext:value-type="string">
            <text:p>0.3333</text:p>
          </table:table-cell>
          <table:table-cell table:formula="of:=((COMBIN([.E188]/2;[.G188]))^2)*COMBIN([.D188]-[.E188]-[.F188];[.C188]-2*[.G188])/COMBIN([.D188];[.C188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0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0]" office:value-type="float" office:value="35" calcext:value-type="float">
            <text:p>35</text:p>
          </table:table-cell>
          <table:table-cell table:style-name="ce5" table:formula="of:=['file:///home/spal_gnome/Nextcloud/University.sync/Crypto/Info-Set-Dec/mceliece-isd.4.2/stats/stern.csv'#$stern.I60]" office:value-type="string" office:string-value="0.5" calcext:value-type="string">
            <text:p>0.5</text:p>
          </table:table-cell>
          <table:table-cell table:formula="of:=((COMBIN([.E189]/2;[.G189]))^2)*COMBIN([.D189]-[.E189]-[.F189];[.C189]-2*[.G189])/COMBIN([.D189];[.C189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1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1]" office:value-type="float" office:value="190" calcext:value-type="float">
            <text:p>190</text:p>
          </table:table-cell>
          <table:table-cell table:style-name="ce5" table:formula="of:=['file:///home/spal_gnome/Nextcloud/University.sync/Crypto/Info-Set-Dec/mceliece-isd.4.2/stats/stern.csv'#$stern.I61]" office:value-type="string" office:string-value="0.05" calcext:value-type="string">
            <text:p>0.05</text:p>
          </table:table-cell>
          <table:table-cell table:formula="of:=((COMBIN([.E190]/2;[.G190]))^2)*COMBIN([.D190]-[.E190]-[.F190];[.C190]-2*[.G190])/COMBIN([.D190];[.C190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2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2]" office:value-type="float" office:value="96" calcext:value-type="float">
            <text:p>96</text:p>
          </table:table-cell>
          <table:table-cell table:style-name="ce5" table:formula="of:=['file:///home/spal_gnome/Nextcloud/University.sync/Crypto/Info-Set-Dec/mceliece-isd.4.2/stats/stern.csv'#$stern.I62]" office:value-type="string" office:string-value="0.1" calcext:value-type="string">
            <text:p>0.1</text:p>
          </table:table-cell>
          <table:table-cell table:formula="of:=((COMBIN([.E191]/2;[.G191]))^2)*COMBIN([.D191]-[.E191]-[.F191];[.C191]-2*[.G191])/COMBIN([.D191];[.C191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3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3]" office:value-type="float" office:value="393" calcext:value-type="float">
            <text:p>393</text:p>
          </table:table-cell>
          <table:table-cell table:style-name="ce5" table:formula="of:=['file:///home/spal_gnome/Nextcloud/University.sync/Crypto/Info-Set-Dec/mceliece-isd.4.2/stats/stern.csv'#$stern.I63]" office:value-type="float" office:value="37" calcext:value-type="float">
            <text:p>37</text:p>
          </table:table-cell>
          <table:table-cell table:formula="of:=((COMBIN([.E192]/2;[.G192]))^2)*COMBIN([.D192]-[.E192]-[.F192];[.C192]-2*[.G192])/COMBIN([.D192];[.C192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4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4]" office:value-type="float" office:value="273" calcext:value-type="float">
            <text:p>273</text:p>
          </table:table-cell>
          <table:table-cell table:style-name="ce5" table:formula="of:=['file:///home/spal_gnome/Nextcloud/University.sync/Crypto/Info-Set-Dec/mceliece-isd.4.2/stats/stern.csv'#$stern.I64]" office:value-type="string" office:string-value="0.0526" calcext:value-type="string">
            <text:p>0.0526</text:p>
          </table:table-cell>
          <table:table-cell table:formula="of:=((COMBIN([.E193]/2;[.G193]))^2)*COMBIN([.D193]-[.E193]-[.F193];[.C193]-2*[.G193])/COMBIN([.D193];[.C193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5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5]" office:value-type="float" office:value="599" calcext:value-type="float">
            <text:p>599</text:p>
          </table:table-cell>
          <table:table-cell table:style-name="ce5" table:formula="of:=['file:///home/spal_gnome/Nextcloud/University.sync/Crypto/Info-Set-Dec/mceliece-isd.4.2/stats/stern.csv'#$stern.I65]" office:value-type="string" office:string-value="0.0161" calcext:value-type="string">
            <text:p>0.0161</text:p>
          </table:table-cell>
          <table:table-cell table:formula="of:=((COMBIN([.E194]/2;[.G194]))^2)*COMBIN([.D194]-[.E194]-[.F194];[.C194]-2*[.G194])/COMBIN([.D194];[.C194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6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6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6]" office:value-type="float" office:value="189" calcext:value-type="float">
            <text:p>189</text:p>
          </table:table-cell>
          <table:table-cell table:style-name="ce5" table:formula="of:=['file:///home/spal_gnome/Nextcloud/University.sync/Crypto/Info-Set-Dec/mceliece-isd.4.2/stats/stern.csv'#$stern.I66]" office:value-type="string" office:string-value="0.0435" calcext:value-type="string">
            <text:p>0.0435</text:p>
          </table:table-cell>
          <table:table-cell table:formula="of:=((COMBIN([.E195]/2;[.G195]))^2)*COMBIN([.D195]-[.E195]-[.F195];[.C195]-2*[.G195])/COMBIN([.D195];[.C195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7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7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7]" office:value-type="float" office:value="520" calcext:value-type="float">
            <text:p>520</text:p>
          </table:table-cell>
          <table:table-cell table:style-name="ce5" table:formula="of:=['file:///home/spal_gnome/Nextcloud/University.sync/Crypto/Info-Set-Dec/mceliece-isd.4.2/stats/stern.csv'#$stern.I67]" office:value-type="string" office:string-value="0.0147" calcext:value-type="string">
            <text:p>0.0147</text:p>
          </table:table-cell>
          <table:table-cell table:formula="of:=((COMBIN([.E196]/2;[.G196]))^2)*COMBIN([.D196]-[.E196]-[.F196];[.C196]-2*[.G196])/COMBIN([.D196];[.C196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8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8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8]" office:value-type="float" office:value="226" calcext:value-type="float">
            <text:p>226</text:p>
          </table:table-cell>
          <table:table-cell table:style-name="ce5" table:formula="of:=['file:///home/spal_gnome/Nextcloud/University.sync/Crypto/Info-Set-Dec/mceliece-isd.4.2/stats/stern.csv'#$stern.I68]" office:value-type="string" office:string-value="0.0588" calcext:value-type="string">
            <text:p>0.0588</text:p>
          </table:table-cell>
          <table:table-cell table:formula="of:=((COMBIN([.E197]/2;[.G197]))^2)*COMBIN([.D197]-[.E197]-[.F197];[.C197]-2*[.G197])/COMBIN([.D197];[.C197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6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6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6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6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69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6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6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69]" office:value-type="float" office:value="303" calcext:value-type="float">
            <text:p>303</text:p>
          </table:table-cell>
          <table:table-cell table:style-name="ce5" table:formula="of:=['file:///home/spal_gnome/Nextcloud/University.sync/Crypto/Info-Set-Dec/mceliece-isd.4.2/stats/stern.csv'#$stern.I69]" office:value-type="string" office:string-value="0.04" calcext:value-type="string">
            <text:p>0.04</text:p>
          </table:table-cell>
          <table:table-cell table:formula="of:=((COMBIN([.E198]/2;[.G198]))^2)*COMBIN([.D198]-[.E198]-[.F198];[.C198]-2*[.G198])/COMBIN([.D198];[.C198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0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0]" office:value-type="float" office:value="1018" calcext:value-type="float">
            <text:p>1018</text:p>
          </table:table-cell>
          <table:table-cell table:style-name="ce5" table:formula="of:=['file:///home/spal_gnome/Nextcloud/University.sync/Crypto/Info-Set-Dec/mceliece-isd.4.2/stats/stern.csv'#$stern.I70]" office:value-type="string" office:string-value="0.01" calcext:value-type="string">
            <text:p>0.01</text:p>
          </table:table-cell>
          <table:table-cell table:formula="of:=((COMBIN([.E199]/2;[.G199]))^2)*COMBIN([.D199]-[.E199]-[.F199];[.C199]-2*[.G199])/COMBIN([.D199];[.C199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1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1]" office:value-type="float" office:value="139" calcext:value-type="float">
            <text:p>139</text:p>
          </table:table-cell>
          <table:table-cell table:style-name="ce5" table:formula="of:=['file:///home/spal_gnome/Nextcloud/University.sync/Crypto/Info-Set-Dec/mceliece-isd.4.2/stats/stern.csv'#$stern.I71]" office:value-type="string" office:string-value="0.0526" calcext:value-type="string">
            <text:p>0.0526</text:p>
          </table:table-cell>
          <table:table-cell table:formula="of:=((COMBIN([.E200]/2;[.G200]))^2)*COMBIN([.D200]-[.E200]-[.F200];[.C200]-2*[.G200])/COMBIN([.D200];[.C200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2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2]" office:value-type="float" office:value="111" calcext:value-type="float">
            <text:p>111</text:p>
          </table:table-cell>
          <table:table-cell table:style-name="ce5" table:formula="of:=['file:///home/spal_gnome/Nextcloud/University.sync/Crypto/Info-Set-Dec/mceliece-isd.4.2/stats/stern.csv'#$stern.I72]" office:value-type="string" office:string-value="0.2" calcext:value-type="string">
            <text:p>0.2</text:p>
          </table:table-cell>
          <table:table-cell table:formula="of:=((COMBIN([.E201]/2;[.G201]))^2)*COMBIN([.D201]-[.E201]-[.F201];[.C201]-2*[.G201])/COMBIN([.D201];[.C201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3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3]" office:value-type="float" office:value="32" calcext:value-type="float">
            <text:p>32</text:p>
          </table:table-cell>
          <table:table-cell table:style-name="ce5" table:formula="of:=['file:///home/spal_gnome/Nextcloud/University.sync/Crypto/Info-Set-Dec/mceliece-isd.4.2/stats/stern.csv'#$stern.I73]" office:value-type="string" office:string-value="0.5" calcext:value-type="string">
            <text:p>0.5</text:p>
          </table:table-cell>
          <table:table-cell table:formula="of:=((COMBIN([.E202]/2;[.G202]))^2)*COMBIN([.D202]-[.E202]-[.F202];[.C202]-2*[.G202])/COMBIN([.D202];[.C202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4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4]" office:value-type="float" office:value="107" calcext:value-type="float">
            <text:p>107</text:p>
          </table:table-cell>
          <table:table-cell table:style-name="ce5" table:formula="of:=['file:///home/spal_gnome/Nextcloud/University.sync/Crypto/Info-Set-Dec/mceliece-isd.4.2/stats/stern.csv'#$stern.I74]" office:value-type="string" office:string-value="0.1111" calcext:value-type="string">
            <text:p>0.1111</text:p>
          </table:table-cell>
          <table:table-cell table:formula="of:=((COMBIN([.E203]/2;[.G203]))^2)*COMBIN([.D203]-[.E203]-[.F203];[.C203]-2*[.G203])/COMBIN([.D203];[.C203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5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5]" office:value-type="float" office:value="340" calcext:value-type="float">
            <text:p>340</text:p>
          </table:table-cell>
          <table:table-cell table:style-name="ce5" table:formula="of:=['file:///home/spal_gnome/Nextcloud/University.sync/Crypto/Info-Set-Dec/mceliece-isd.4.2/stats/stern.csv'#$stern.I75]" office:value-type="string" office:string-value="0.0256" calcext:value-type="string">
            <text:p>0.0256</text:p>
          </table:table-cell>
          <table:table-cell table:formula="of:=((COMBIN([.E204]/2;[.G204]))^2)*COMBIN([.D204]-[.E204]-[.F204];[.C204]-2*[.G204])/COMBIN([.D204];[.C204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6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6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6]" office:value-type="float" office:value="210" calcext:value-type="float">
            <text:p>210</text:p>
          </table:table-cell>
          <table:table-cell table:style-name="ce5" table:formula="of:=['file:///home/spal_gnome/Nextcloud/University.sync/Crypto/Info-Set-Dec/mceliece-isd.4.2/stats/stern.csv'#$stern.I76]" office:value-type="string" office:string-value="0.0769" calcext:value-type="string">
            <text:p>0.0769</text:p>
          </table:table-cell>
          <table:table-cell table:formula="of:=((COMBIN([.E205]/2;[.G205]))^2)*COMBIN([.D205]-[.E205]-[.F205];[.C205]-2*[.G205])/COMBIN([.D205];[.C205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7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7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7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I77]" office:value-type="string" office:string-value="1.0" calcext:value-type="string">
            <text:p>1.0</text:p>
          </table:table-cell>
          <table:table-cell table:formula="of:=((COMBIN([.E206]/2;[.G206]))^2)*COMBIN([.D206]-[.E206]-[.F206];[.C206]-2*[.G206])/COMBIN([.D206];[.C206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8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8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8]" office:value-type="float" office:value="149" calcext:value-type="float">
            <text:p>149</text:p>
          </table:table-cell>
          <table:table-cell table:style-name="ce5" table:formula="of:=['file:///home/spal_gnome/Nextcloud/University.sync/Crypto/Info-Set-Dec/mceliece-isd.4.2/stats/stern.csv'#$stern.I78]" office:value-type="string" office:string-value="0.0385" calcext:value-type="string">
            <text:p>0.0385</text:p>
          </table:table-cell>
          <table:table-cell table:formula="of:=((COMBIN([.E207]/2;[.G207]))^2)*COMBIN([.D207]-[.E207]-[.F207];[.C207]-2*[.G207])/COMBIN([.D207];[.C207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7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7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7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7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79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7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7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79]" office:value-type="float" office:value="39" calcext:value-type="float">
            <text:p>39</text:p>
          </table:table-cell>
          <table:table-cell table:style-name="ce5" table:formula="of:=['file:///home/spal_gnome/Nextcloud/University.sync/Crypto/Info-Set-Dec/mceliece-isd.4.2/stats/stern.csv'#$stern.I79]" office:value-type="string" office:string-value="0.25" calcext:value-type="string">
            <text:p>0.25</text:p>
          </table:table-cell>
          <table:table-cell table:formula="of:=((COMBIN([.E208]/2;[.G208]))^2)*COMBIN([.D208]-[.E208]-[.F208];[.C208]-2*[.G208])/COMBIN([.D208];[.C208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0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0]" office:value-type="float" office:value="262" calcext:value-type="float">
            <text:p>262</text:p>
          </table:table-cell>
          <table:table-cell table:style-name="ce5" table:formula="of:=['file:///home/spal_gnome/Nextcloud/University.sync/Crypto/Info-Set-Dec/mceliece-isd.4.2/stats/stern.csv'#$stern.I80]" office:value-type="string" office:string-value="0.0333" calcext:value-type="string">
            <text:p>0.0333</text:p>
          </table:table-cell>
          <table:table-cell table:formula="of:=((COMBIN([.E209]/2;[.G209]))^2)*COMBIN([.D209]-[.E209]-[.F209];[.C209]-2*[.G209])/COMBIN([.D209];[.C209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1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1]" office:value-type="float" office:value="415" calcext:value-type="float">
            <text:p>415</text:p>
          </table:table-cell>
          <table:table-cell table:style-name="ce5" table:formula="of:=['file:///home/spal_gnome/Nextcloud/University.sync/Crypto/Info-Set-Dec/mceliece-isd.4.2/stats/stern.csv'#$stern.I81]" office:value-type="string" office:string-value="0.0208" calcext:value-type="string">
            <text:p>0.0208</text:p>
          </table:table-cell>
          <table:table-cell table:formula="of:=((COMBIN([.E210]/2;[.G210]))^2)*COMBIN([.D210]-[.E210]-[.F210];[.C210]-2*[.G210])/COMBIN([.D210];[.C210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2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2]" office:value-type="float" office:value="233" calcext:value-type="float">
            <text:p>233</text:p>
          </table:table-cell>
          <table:table-cell table:style-name="ce5" table:formula="of:=['file:///home/spal_gnome/Nextcloud/University.sync/Crypto/Info-Set-Dec/mceliece-isd.4.2/stats/stern.csv'#$stern.I82]" office:value-type="string" office:string-value="0.0769" calcext:value-type="string">
            <text:p>0.0769</text:p>
          </table:table-cell>
          <table:table-cell table:formula="of:=((COMBIN([.E211]/2;[.G211]))^2)*COMBIN([.D211]-[.E211]-[.F211];[.C211]-2*[.G211])/COMBIN([.D211];[.C211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3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3]" office:value-type="float" office:value="70" calcext:value-type="float">
            <text:p>70</text:p>
          </table:table-cell>
          <table:table-cell table:style-name="ce5" table:formula="of:=['file:///home/spal_gnome/Nextcloud/University.sync/Crypto/Info-Set-Dec/mceliece-isd.4.2/stats/stern.csv'#$stern.I83]" office:value-type="string" office:string-value="0.1111" calcext:value-type="string">
            <text:p>0.1111</text:p>
          </table:table-cell>
          <table:table-cell table:formula="of:=((COMBIN([.E212]/2;[.G212]))^2)*COMBIN([.D212]-[.E212]-[.F212];[.C212]-2*[.G212])/COMBIN([.D212];[.C212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4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4]" office:value-type="float" office:value="168" calcext:value-type="float">
            <text:p>168</text:p>
          </table:table-cell>
          <table:table-cell table:style-name="ce5" table:formula="of:=['file:///home/spal_gnome/Nextcloud/University.sync/Crypto/Info-Set-Dec/mceliece-isd.4.2/stats/stern.csv'#$stern.I84]" office:value-type="string" office:string-value="0.0357" calcext:value-type="string">
            <text:p>0.0357</text:p>
          </table:table-cell>
          <table:table-cell table:formula="of:=((COMBIN([.E213]/2;[.G213]))^2)*COMBIN([.D213]-[.E213]-[.F213];[.C213]-2*[.G213])/COMBIN([.D213];[.C213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5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5]" office:value-type="float" office:value="464" calcext:value-type="float">
            <text:p>464</text:p>
          </table:table-cell>
          <table:table-cell table:style-name="ce5" table:formula="of:=['file:///home/spal_gnome/Nextcloud/University.sync/Crypto/Info-Set-Dec/mceliece-isd.4.2/stats/stern.csv'#$stern.I85]" office:value-type="string" office:string-value="0.0256" calcext:value-type="string">
            <text:p>0.0256</text:p>
          </table:table-cell>
          <table:table-cell table:formula="of:=((COMBIN([.E214]/2;[.G214]))^2)*COMBIN([.D214]-[.E214]-[.F214];[.C214]-2*[.G214])/COMBIN([.D214];[.C214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6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6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6]" office:value-type="float" office:value="168" calcext:value-type="float">
            <text:p>168</text:p>
          </table:table-cell>
          <table:table-cell table:style-name="ce5" table:formula="of:=['file:///home/spal_gnome/Nextcloud/University.sync/Crypto/Info-Set-Dec/mceliece-isd.4.2/stats/stern.csv'#$stern.I86]" office:value-type="string" office:string-value="0.0667" calcext:value-type="string">
            <text:p>0.0667</text:p>
          </table:table-cell>
          <table:table-cell table:formula="of:=((COMBIN([.E215]/2;[.G215]))^2)*COMBIN([.D215]-[.E215]-[.F215];[.C215]-2*[.G215])/COMBIN([.D215];[.C215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7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7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7]" office:value-type="float" office:value="116" calcext:value-type="float">
            <text:p>116</text:p>
          </table:table-cell>
          <table:table-cell table:style-name="ce5" table:formula="of:=['file:///home/spal_gnome/Nextcloud/University.sync/Crypto/Info-Set-Dec/mceliece-isd.4.2/stats/stern.csv'#$stern.I87]" office:value-type="float" office:value="125" calcext:value-type="float">
            <text:p>125</text:p>
          </table:table-cell>
          <table:table-cell table:formula="of:=((COMBIN([.E216]/2;[.G216]))^2)*COMBIN([.D216]-[.E216]-[.F216];[.C216]-2*[.G216])/COMBIN([.D216];[.C216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8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8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8]" office:value-type="float" office:value="174" calcext:value-type="float">
            <text:p>174</text:p>
          </table:table-cell>
          <table:table-cell table:style-name="ce5" table:formula="of:=['file:///home/spal_gnome/Nextcloud/University.sync/Crypto/Info-Set-Dec/mceliece-isd.4.2/stats/stern.csv'#$stern.I88]" office:value-type="string" office:string-value="0.0357" calcext:value-type="string">
            <text:p>0.0357</text:p>
          </table:table-cell>
          <table:table-cell table:formula="of:=((COMBIN([.E217]/2;[.G217]))^2)*COMBIN([.D217]-[.E217]-[.F217];[.C217]-2*[.G217])/COMBIN([.D217];[.C217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8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8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8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8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89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8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8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89]" office:value-type="float" office:value="497" calcext:value-type="float">
            <text:p>497</text:p>
          </table:table-cell>
          <table:table-cell table:style-name="ce5" table:formula="of:=['file:///home/spal_gnome/Nextcloud/University.sync/Crypto/Info-Set-Dec/mceliece-isd.4.2/stats/stern.csv'#$stern.I89]" office:value-type="string" office:string-value="0.0222" calcext:value-type="string">
            <text:p>0.0222</text:p>
          </table:table-cell>
          <table:table-cell table:formula="of:=((COMBIN([.E218]/2;[.G218]))^2)*COMBIN([.D218]-[.E218]-[.F218];[.C218]-2*[.G218])/COMBIN([.D218];[.C218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9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0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9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0]" office:value-type="float" office:value="136" calcext:value-type="float">
            <text:p>136</text:p>
          </table:table-cell>
          <table:table-cell table:style-name="ce5" table:formula="of:=['file:///home/spal_gnome/Nextcloud/University.sync/Crypto/Info-Set-Dec/mceliece-isd.4.2/stats/stern.csv'#$stern.I90]" office:value-type="string" office:string-value="0.1" calcext:value-type="string">
            <text:p>0.1</text:p>
          </table:table-cell>
          <table:table-cell table:formula="of:=((COMBIN([.E219]/2;[.G219]))^2)*COMBIN([.D219]-[.E219]-[.F219];[.C219]-2*[.G219])/COMBIN([.D219];[.C219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9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1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9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1]" office:value-type="float" office:value="67" calcext:value-type="float">
            <text:p>67</text:p>
          </table:table-cell>
          <table:table-cell table:style-name="ce5" table:formula="of:=['file:///home/spal_gnome/Nextcloud/University.sync/Crypto/Info-Set-Dec/mceliece-isd.4.2/stats/stern.csv'#$stern.I91]" office:value-type="string" office:string-value="0.1429" calcext:value-type="string">
            <text:p>0.1429</text:p>
          </table:table-cell>
          <table:table-cell table:formula="of:=((COMBIN([.E220]/2;[.G220]))^2)*COMBIN([.D220]-[.E220]-[.F220];[.C220]-2*[.G220])/COMBIN([.D220];[.C220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9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2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9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2]" office:value-type="float" office:value="36" calcext:value-type="float">
            <text:p>36</text:p>
          </table:table-cell>
          <table:table-cell table:style-name="ce5" table:formula="of:=['file:///home/spal_gnome/Nextcloud/University.sync/Crypto/Info-Set-Dec/mceliece-isd.4.2/stats/stern.csv'#$stern.I92]" office:value-type="string" office:string-value="0.1111" calcext:value-type="string">
            <text:p>0.1111</text:p>
          </table:table-cell>
          <table:table-cell table:formula="of:=((COMBIN([.E221]/2;[.G221]))^2)*COMBIN([.D221]-[.E221]-[.F221];[.C221]-2*[.G221])/COMBIN([.D221];[.C221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9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3]" office:value-type="float" office:value="40" calcext:value-type="float">
            <text:p>40</text:p>
          </table:table-cell>
          <table:table-cell table:style-name="ce5" table:formula="of:=['file:///home/spal_gnome/Nextcloud/University.sync/Crypto/Info-Set-Dec/mceliece-isd.4.2/stats/stern.csv'#$stern.F9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3]" office:value-type="float" office:value="68" calcext:value-type="float">
            <text:p>68</text:p>
          </table:table-cell>
          <table:table-cell table:style-name="ce5" table:formula="of:=['file:///home/spal_gnome/Nextcloud/University.sync/Crypto/Info-Set-Dec/mceliece-isd.4.2/stats/stern.csv'#$stern.I93]" office:value-type="string" office:string-value="0.0909" calcext:value-type="string">
            <text:p>0.0909</text:p>
          </table:table-cell>
          <table:table-cell table:formula="of:=((COMBIN([.E222]/2;[.G222]))^2)*COMBIN([.D222]-[.E222]-[.F222];[.C222]-2*[.G222])/COMBIN([.D222];[.C222])" office:value-type="float" office:value="0.145425700687467" calcext:value-type="float">
            <text:p>0,145425700687467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94]" office:value-type="string" office:string-value="2022-01-07 19:16:42.719420" calcext:value-type="string">
            <text:p>2022-01-07 19:16:42.719420</text:p>
          </table:table-cell>
          <table:table-cell table:style-name="ce5" table:formula="of:=['file:///home/spal_gnome/Nextcloud/University.sync/Crypto/Info-Set-Dec/mceliece-isd.4.2/stats/stern.csv'#$stern.B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9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94]" office:value-type="float" office:value="0" calcext:value-type="float">
            <text:p>0</text:p>
          </table:table-cell>
          <table:table-cell table:formula="of:=((COMBIN([.E223]/2;[.G223]))^2)*COMBIN([.D223]-[.E223]-[.F223];[.C223]-2*[.G223])/COMBIN([.D223];[.C2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5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9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5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9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5]" office:value-type="float" office:value="1071" calcext:value-type="float">
            <text:p>1071</text:p>
          </table:table-cell>
          <table:table-cell table:style-name="ce5" table:formula="of:=['file:///home/spal_gnome/Nextcloud/University.sync/Crypto/Info-Set-Dec/mceliece-isd.4.2/stats/stern.csv'#$stern.I95]" office:value-type="string" office:string-value="0.0" calcext:value-type="string">
            <text:p>0.0</text:p>
          </table:table-cell>
          <table:table-cell table:formula="of:=((COMBIN([.E224]/2;[.G224]))^2)*COMBIN([.D224]-[.E224]-[.F224];[.C224]-2*[.G224])/COMBIN([.D224];[.C224])" office:value-type="float" office:value="0.0517992495782025" calcext:value-type="float">
            <text:p>0,0517992495782025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6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9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6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9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6]" office:value-type="float" office:value="558" calcext:value-type="float">
            <text:p>558</text:p>
          </table:table-cell>
          <table:table-cell table:style-name="ce5" table:formula="of:=['file:///home/spal_gnome/Nextcloud/University.sync/Crypto/Info-Set-Dec/mceliece-isd.4.2/stats/stern.csv'#$stern.I96]" office:value-type="string" office:string-value="0.0001" calcext:value-type="string">
            <text:p>0.0001</text:p>
          </table:table-cell>
          <table:table-cell table:formula="of:=((COMBIN([.E225]/2;[.G225]))^2)*COMBIN([.D225]-[.E225]-[.F225];[.C225]-2*[.G225])/COMBIN([.D225];[.C225])" office:value-type="float" office:value="0.0517992495782025" calcext:value-type="float">
            <text:p>0,0517992495782025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7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9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7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9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97]" office:value-type="float" office:value="8036" calcext:value-type="float">
            <text:p>8036</text:p>
          </table:table-cell>
          <table:table-cell table:style-name="ce5" table:formula="of:=['file:///home/spal_gnome/Nextcloud/University.sync/Crypto/Info-Set-Dec/mceliece-isd.4.2/stats/stern.csv'#$stern.I97]" office:value-type="string" office:string-value="0.0" calcext:value-type="string">
            <text:p>0.0</text:p>
          </table:table-cell>
          <table:table-cell table:formula="of:=((COMBIN([.E226]/2;[.G226]))^2)*COMBIN([.D226]-[.E226]-[.F226];[.C226]-2*[.G226])/COMBIN([.D226];[.C226])" office:value-type="float" office:value="0.0517992495782025" calcext:value-type="float">
            <text:p>0,0517992495782025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98]" office:value-type="string" office:string-value="2022-01-07 23:10:51.850586" calcext:value-type="string">
            <text:p>2022-01-07 23:10:51.850586</text:p>
          </table:table-cell>
          <table:table-cell table:style-name="ce5" table:formula="of:=['file:///home/spal_gnome/Nextcloud/University.sync/Crypto/Info-Set-Dec/mceliece-isd.4.2/stats/stern.csv'#$stern.B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9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98]" office:value-type="float" office:value="0" calcext:value-type="float">
            <text:p>0</text:p>
          </table:table-cell>
          <table:table-cell table:formula="of:=((COMBIN([.E227]/2;[.G227]))^2)*COMBIN([.D227]-[.E227]-[.F227];[.C227]-2*[.G227])/COMBIN([.D227];[.C22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9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9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99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9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99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9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9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99]" office:value-type="float" office:value="142" calcext:value-type="float">
            <text:p>142</text:p>
          </table:table-cell>
          <table:table-cell table:style-name="ce5" table:formula="of:=['file:///home/spal_gnome/Nextcloud/University.sync/Crypto/Info-Set-Dec/mceliece-isd.4.2/stats/stern.csv'#$stern.I99]" office:value-type="string" office:string-value="0.0003" calcext:value-type="string">
            <text:p>0.0003</text:p>
          </table:table-cell>
          <table:table-cell table:formula="of:=((COMBIN([.E228]/2;[.G228]))^2)*COMBIN([.D228]-[.E228]-[.F228];[.C228]-2*[.G228])/COMBIN([.D228];[.C228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0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0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0]" office:value-type="float" office:value="1969" calcext:value-type="float">
            <text:p>1969</text:p>
          </table:table-cell>
          <table:table-cell table:style-name="ce5" table:formula="of:=['file:///home/spal_gnome/Nextcloud/University.sync/Crypto/Info-Set-Dec/mceliece-isd.4.2/stats/stern.csv'#$stern.I100]" office:value-type="string" office:string-value="0.0" calcext:value-type="string">
            <text:p>0.0</text:p>
          </table:table-cell>
          <table:table-cell table:formula="of:=((COMBIN([.E229]/2;[.G229]))^2)*COMBIN([.D229]-[.E229]-[.F229];[.C229]-2*[.G229])/COMBIN([.D229];[.C229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1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1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1]" office:value-type="float" office:value="5103" calcext:value-type="float">
            <text:p>5103</text:p>
          </table:table-cell>
          <table:table-cell table:style-name="ce5" table:formula="of:=['file:///home/spal_gnome/Nextcloud/University.sync/Crypto/Info-Set-Dec/mceliece-isd.4.2/stats/stern.csv'#$stern.I101]" office:value-type="string" office:string-value="0.0" calcext:value-type="string">
            <text:p>0.0</text:p>
          </table:table-cell>
          <table:table-cell table:formula="of:=((COMBIN([.E230]/2;[.G230]))^2)*COMBIN([.D230]-[.E230]-[.F230];[.C230]-2*[.G230])/COMBIN([.D230];[.C230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2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2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2]" office:value-type="float" office:value="4737" calcext:value-type="float">
            <text:p>4737</text:p>
          </table:table-cell>
          <table:table-cell table:style-name="ce5" table:formula="of:=['file:///home/spal_gnome/Nextcloud/University.sync/Crypto/Info-Set-Dec/mceliece-isd.4.2/stats/stern.csv'#$stern.I102]" office:value-type="string" office:string-value="0.0" calcext:value-type="string">
            <text:p>0.0</text:p>
          </table:table-cell>
          <table:table-cell table:formula="of:=((COMBIN([.E231]/2;[.G231]))^2)*COMBIN([.D231]-[.E231]-[.F231];[.C231]-2*[.G231])/COMBIN([.D231];[.C231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3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3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3]" office:value-type="float" office:value="3413" calcext:value-type="float">
            <text:p>3413</text:p>
          </table:table-cell>
          <table:table-cell table:style-name="ce5" table:formula="of:=['file:///home/spal_gnome/Nextcloud/University.sync/Crypto/Info-Set-Dec/mceliece-isd.4.2/stats/stern.csv'#$stern.I103]" office:value-type="string" office:string-value="0.0" calcext:value-type="string">
            <text:p>0.0</text:p>
          </table:table-cell>
          <table:table-cell table:formula="of:=((COMBIN([.E232]/2;[.G232]))^2)*COMBIN([.D232]-[.E232]-[.F232];[.C232]-2*[.G232])/COMBIN([.D232];[.C232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4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4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4]" office:value-type="float" office:value="1656" calcext:value-type="float">
            <text:p>1656</text:p>
          </table:table-cell>
          <table:table-cell table:style-name="ce5" table:formula="of:=['file:///home/spal_gnome/Nextcloud/University.sync/Crypto/Info-Set-Dec/mceliece-isd.4.2/stats/stern.csv'#$stern.I104]" office:value-type="string" office:string-value="0.0" calcext:value-type="string">
            <text:p>0.0</text:p>
          </table:table-cell>
          <table:table-cell table:formula="of:=((COMBIN([.E233]/2;[.G233]))^2)*COMBIN([.D233]-[.E233]-[.F233];[.C233]-2*[.G233])/COMBIN([.D233];[.C233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5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5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5]" office:value-type="float" office:value="2632" calcext:value-type="float">
            <text:p>2632</text:p>
          </table:table-cell>
          <table:table-cell table:style-name="ce5" table:formula="of:=['file:///home/spal_gnome/Nextcloud/University.sync/Crypto/Info-Set-Dec/mceliece-isd.4.2/stats/stern.csv'#$stern.I105]" office:value-type="string" office:string-value="0.0" calcext:value-type="string">
            <text:p>0.0</text:p>
          </table:table-cell>
          <table:table-cell table:formula="of:=((COMBIN([.E234]/2;[.G234]))^2)*COMBIN([.D234]-[.E234]-[.F234];[.C234]-2*[.G234])/COMBIN([.D234];[.C234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6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6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6]" office:value-type="float" office:value="615" calcext:value-type="float">
            <text:p>615</text:p>
          </table:table-cell>
          <table:table-cell table:style-name="ce5" table:formula="of:=['file:///home/spal_gnome/Nextcloud/University.sync/Crypto/Info-Set-Dec/mceliece-isd.4.2/stats/stern.csv'#$stern.I106]" office:value-type="string" office:string-value="0.0001" calcext:value-type="string">
            <text:p>0.0001</text:p>
          </table:table-cell>
          <table:table-cell table:formula="of:=((COMBIN([.E235]/2;[.G235]))^2)*COMBIN([.D235]-[.E235]-[.F235];[.C235]-2*[.G235])/COMBIN([.D235];[.C235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7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7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7]" office:value-type="float" office:value="232" calcext:value-type="float">
            <text:p>232</text:p>
          </table:table-cell>
          <table:table-cell table:style-name="ce5" table:formula="of:=['file:///home/spal_gnome/Nextcloud/University.sync/Crypto/Info-Set-Dec/mceliece-isd.4.2/stats/stern.csv'#$stern.I107]" office:value-type="string" office:string-value="0.0002" calcext:value-type="string">
            <text:p>0.0002</text:p>
          </table:table-cell>
          <table:table-cell table:formula="of:=((COMBIN([.E236]/2;[.G236]))^2)*COMBIN([.D236]-[.E236]-[.F236];[.C236]-2*[.G236])/COMBIN([.D236];[.C236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8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8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8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8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8]" office:value-type="float" office:value="122" calcext:value-type="float">
            <text:p>122</text:p>
          </table:table-cell>
          <table:table-cell table:style-name="ce5" table:formula="of:=['file:///home/spal_gnome/Nextcloud/University.sync/Crypto/Info-Set-Dec/mceliece-isd.4.2/stats/stern.csv'#$stern.I108]" office:value-type="string" office:string-value="0.0003" calcext:value-type="string">
            <text:p>0.0003</text:p>
          </table:table-cell>
          <table:table-cell table:formula="of:=((COMBIN([.E237]/2;[.G237]))^2)*COMBIN([.D237]-[.E237]-[.F237];[.C237]-2*[.G237])/COMBIN([.D237];[.C237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0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09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09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09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09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0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0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09]" office:value-type="float" office:value="8771" calcext:value-type="float">
            <text:p>8771</text:p>
          </table:table-cell>
          <table:table-cell table:style-name="ce5" table:formula="of:=['file:///home/spal_gnome/Nextcloud/University.sync/Crypto/Info-Set-Dec/mceliece-isd.4.2/stats/stern.csv'#$stern.I109]" office:value-type="string" office:string-value="0.0" calcext:value-type="string">
            <text:p>0.0</text:p>
          </table:table-cell>
          <table:table-cell table:formula="of:=((COMBIN([.E238]/2;[.G238]))^2)*COMBIN([.D238]-[.E238]-[.F238];[.C238]-2*[.G238])/COMBIN([.D238];[.C238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0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0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0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0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0]" office:value-type="float" office:value="4283" calcext:value-type="float">
            <text:p>4283</text:p>
          </table:table-cell>
          <table:table-cell table:style-name="ce5" table:formula="of:=['file:///home/spal_gnome/Nextcloud/University.sync/Crypto/Info-Set-Dec/mceliece-isd.4.2/stats/stern.csv'#$stern.I110]" office:value-type="string" office:string-value="0.0" calcext:value-type="string">
            <text:p>0.0</text:p>
          </table:table-cell>
          <table:table-cell table:formula="of:=((COMBIN([.E239]/2;[.G239]))^2)*COMBIN([.D239]-[.E239]-[.F239];[.C239]-2*[.G239])/COMBIN([.D239];[.C239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1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1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1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1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1]" office:value-type="float" office:value="1721" calcext:value-type="float">
            <text:p>1721</text:p>
          </table:table-cell>
          <table:table-cell table:style-name="ce5" table:formula="of:=['file:///home/spal_gnome/Nextcloud/University.sync/Crypto/Info-Set-Dec/mceliece-isd.4.2/stats/stern.csv'#$stern.I111]" office:value-type="string" office:string-value="0.0" calcext:value-type="string">
            <text:p>0.0</text:p>
          </table:table-cell>
          <table:table-cell table:formula="of:=((COMBIN([.E240]/2;[.G240]))^2)*COMBIN([.D240]-[.E240]-[.F240];[.C240]-2*[.G240])/COMBIN([.D240];[.C240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2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2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2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2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2]" office:value-type="float" office:value="29" calcext:value-type="float">
            <text:p>29</text:p>
          </table:table-cell>
          <table:table-cell table:style-name="ce5" table:formula="of:=['file:///home/spal_gnome/Nextcloud/University.sync/Crypto/Info-Set-Dec/mceliece-isd.4.2/stats/stern.csv'#$stern.I112]" office:value-type="string" office:string-value="0.0016" calcext:value-type="string">
            <text:p>0.0016</text:p>
          </table:table-cell>
          <table:table-cell table:formula="of:=((COMBIN([.E241]/2;[.G241]))^2)*COMBIN([.D241]-[.E241]-[.F241];[.C241]-2*[.G241])/COMBIN([.D241];[.C241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3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3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3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3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3]" office:value-type="float" office:value="1119" calcext:value-type="float">
            <text:p>1119</text:p>
          </table:table-cell>
          <table:table-cell table:style-name="ce5" table:formula="of:=['file:///home/spal_gnome/Nextcloud/University.sync/Crypto/Info-Set-Dec/mceliece-isd.4.2/stats/stern.csv'#$stern.I113]" office:value-type="string" office:string-value="0.0" calcext:value-type="string">
            <text:p>0.0</text:p>
          </table:table-cell>
          <table:table-cell table:formula="of:=((COMBIN([.E242]/2;[.G242]))^2)*COMBIN([.D242]-[.E242]-[.F242];[.C242]-2*[.G242])/COMBIN([.D242];[.C242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4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4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4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4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4]" office:value-type="float" office:value="1099" calcext:value-type="float">
            <text:p>1099</text:p>
          </table:table-cell>
          <table:table-cell table:style-name="ce5" table:formula="of:=['file:///home/spal_gnome/Nextcloud/University.sync/Crypto/Info-Set-Dec/mceliece-isd.4.2/stats/stern.csv'#$stern.I114]" office:value-type="string" office:string-value="0.0" calcext:value-type="string">
            <text:p>0.0</text:p>
          </table:table-cell>
          <table:table-cell table:formula="of:=((COMBIN([.E243]/2;[.G243]))^2)*COMBIN([.D243]-[.E243]-[.F243];[.C243]-2*[.G243])/COMBIN([.D243];[.C243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5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5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5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5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5]" office:value-type="float" office:value="3935" calcext:value-type="float">
            <text:p>3935</text:p>
          </table:table-cell>
          <table:table-cell table:style-name="ce5" table:formula="of:=['file:///home/spal_gnome/Nextcloud/University.sync/Crypto/Info-Set-Dec/mceliece-isd.4.2/stats/stern.csv'#$stern.I115]" office:value-type="string" office:string-value="0.0" calcext:value-type="string">
            <text:p>0.0</text:p>
          </table:table-cell>
          <table:table-cell table:formula="of:=((COMBIN([.E244]/2;[.G244]))^2)*COMBIN([.D244]-[.E244]-[.F244];[.C244]-2*[.G244])/COMBIN([.D244];[.C244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6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6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6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6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6]" office:value-type="float" office:value="167" calcext:value-type="float">
            <text:p>167</text:p>
          </table:table-cell>
          <table:table-cell table:style-name="ce5" table:formula="of:=['file:///home/spal_gnome/Nextcloud/University.sync/Crypto/Info-Set-Dec/mceliece-isd.4.2/stats/stern.csv'#$stern.I116]" office:value-type="string" office:string-value="0.0002" calcext:value-type="string">
            <text:p>0.0002</text:p>
          </table:table-cell>
          <table:table-cell table:formula="of:=((COMBIN([.E245]/2;[.G245]))^2)*COMBIN([.D245]-[.E245]-[.F245];[.C245]-2*[.G245])/COMBIN([.D245];[.C245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7]" office:value-type="float" office:value="6" calcext:value-type="float">
            <text:p>6</text:p>
          </table:table-cell>
          <table:table-cell table:style-name="ce5" table:formula="of:=['file:///home/spal_gnome/Nextcloud/University.sync/Crypto/Info-Set-Dec/mceliece-isd.4.2/stats/stern.csv'#$stern.C117]" office:value-type="float" office:value="5" calcext:value-type="float">
            <text:p>5</text:p>
          </table:table-cell>
          <table:table-cell table:style-name="ce5" table:formula="of:=['file:///home/spal_gnome/Nextcloud/University.sync/Crypto/Info-Set-Dec/mceliece-isd.4.2/stats/stern.csv'#$stern.D117]" office:value-type="float" office:value="64" calcext:value-type="float">
            <text:p>64</text:p>
          </table:table-cell>
          <table:table-cell table:style-name="ce5" table:formula="of:=['file:///home/spal_gnome/Nextcloud/University.sync/Crypto/Info-Set-Dec/mceliece-isd.4.2/stats/stern.csv'#$stern.E117]" office:value-type="float" office:value="44" calcext:value-type="float">
            <text:p>44</text:p>
          </table:table-cell>
          <table:table-cell table:style-name="ce5" table:formula="of:=['file:///home/spal_gnome/Nextcloud/University.sync/Crypto/Info-Set-Dec/mceliece-isd.4.2/stats/stern.csv'#$stern.F11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17]" office:value-type="float" office:value="1247" calcext:value-type="float">
            <text:p>1247</text:p>
          </table:table-cell>
          <table:table-cell table:style-name="ce5" table:formula="of:=['file:///home/spal_gnome/Nextcloud/University.sync/Crypto/Info-Set-Dec/mceliece-isd.4.2/stats/stern.csv'#$stern.I117]" office:value-type="string" office:string-value="0.0" calcext:value-type="string">
            <text:p>0.0</text:p>
          </table:table-cell>
          <table:table-cell table:formula="of:=((COMBIN([.E246]/2;[.G246]))^2)*COMBIN([.D246]-[.E246]-[.F246];[.C246]-2*[.G246])/COMBIN([.D246];[.C246])" office:value-type="float" office:value="0.125975013220518" calcext:value-type="float">
            <text:p>0,125975013220518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18]" office:value-type="string" office:string-value="2022-01-08 11:34:16.686076" calcext:value-type="string">
            <text:p>2022-01-08 11:34:16.686076</text:p>
          </table:table-cell>
          <table:table-cell table:style-name="ce5" table:formula="of:=['file:///home/spal_gnome/Nextcloud/University.sync/Crypto/Info-Set-Dec/mceliece-isd.4.2/stats/stern.csv'#$stern.B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1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18]" office:value-type="float" office:value="0" calcext:value-type="float">
            <text:p>0</text:p>
          </table:table-cell>
          <table:table-cell table:formula="of:=((COMBIN([.E247]/2;[.G247]))^2)*COMBIN([.D247]-[.E247]-[.F247];[.C247]-2*[.G247])/COMBIN([.D247];[.C24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1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19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1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19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19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1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1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19]" office:value-type="float" office:value="158" calcext:value-type="float">
            <text:p>158</text:p>
          </table:table-cell>
          <table:table-cell table:style-name="ce5" table:formula="of:=['file:///home/spal_gnome/Nextcloud/University.sync/Crypto/Info-Set-Dec/mceliece-isd.4.2/stats/stern.csv'#$stern.I119]" office:value-type="string" office:string-value="0.2" calcext:value-type="string">
            <text:p>0.2</text:p>
          </table:table-cell>
          <table:table-cell table:formula="of:=((COMBIN([.E248]/2;[.G248]))^2)*COMBIN([.D248]-[.E248]-[.F248];[.C248]-2*[.G248])/COMBIN([.D248];[.C248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0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0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0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0]" office:value-type="float" office:value="92" calcext:value-type="float">
            <text:p>92</text:p>
          </table:table-cell>
          <table:table-cell table:style-name="ce5" table:formula="of:=['file:///home/spal_gnome/Nextcloud/University.sync/Crypto/Info-Set-Dec/mceliece-isd.4.2/stats/stern.csv'#$stern.I120]" office:value-type="string" office:string-value="0.25" calcext:value-type="string">
            <text:p>0.25</text:p>
          </table:table-cell>
          <table:table-cell table:formula="of:=((COMBIN([.E249]/2;[.G249]))^2)*COMBIN([.D249]-[.E249]-[.F249];[.C249]-2*[.G249])/COMBIN([.D249];[.C249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1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1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1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1]" office:value-type="float" office:value="1019" calcext:value-type="float">
            <text:p>1019</text:p>
          </table:table-cell>
          <table:table-cell table:style-name="ce5" table:formula="of:=['file:///home/spal_gnome/Nextcloud/University.sync/Crypto/Info-Set-Dec/mceliece-isd.4.2/stats/stern.csv'#$stern.I121]" office:value-type="string" office:string-value="0.02" calcext:value-type="string">
            <text:p>0.02</text:p>
          </table:table-cell>
          <table:table-cell table:formula="of:=((COMBIN([.E250]/2;[.G250]))^2)*COMBIN([.D250]-[.E250]-[.F250];[.C250]-2*[.G250])/COMBIN([.D250];[.C250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2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2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2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2]" office:value-type="float" office:value="346" calcext:value-type="float">
            <text:p>346</text:p>
          </table:table-cell>
          <table:table-cell table:style-name="ce5" table:formula="of:=['file:///home/spal_gnome/Nextcloud/University.sync/Crypto/Info-Set-Dec/mceliece-isd.4.2/stats/stern.csv'#$stern.I122]" office:value-type="string" office:string-value="0.25" calcext:value-type="string">
            <text:p>0.25</text:p>
          </table:table-cell>
          <table:table-cell table:formula="of:=((COMBIN([.E251]/2;[.G251]))^2)*COMBIN([.D251]-[.E251]-[.F251];[.C251]-2*[.G251])/COMBIN([.D251];[.C251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3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3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3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3]" office:value-type="float" office:value="568" calcext:value-type="float">
            <text:p>568</text:p>
          </table:table-cell>
          <table:table-cell table:style-name="ce5" table:formula="of:=['file:///home/spal_gnome/Nextcloud/University.sync/Crypto/Info-Set-Dec/mceliece-isd.4.2/stats/stern.csv'#$stern.I123]" office:value-type="string" office:string-value="0.0714" calcext:value-type="string">
            <text:p>0.0714</text:p>
          </table:table-cell>
          <table:table-cell table:formula="of:=((COMBIN([.E252]/2;[.G252]))^2)*COMBIN([.D252]-[.E252]-[.F252];[.C252]-2*[.G252])/COMBIN([.D252];[.C252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4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4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4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4]" office:value-type="float" office:value="2454" calcext:value-type="float">
            <text:p>2454</text:p>
          </table:table-cell>
          <table:table-cell table:style-name="ce5" table:formula="of:=['file:///home/spal_gnome/Nextcloud/University.sync/Crypto/Info-Set-Dec/mceliece-isd.4.2/stats/stern.csv'#$stern.I124]" office:value-type="string" office:string-value="0.0102" calcext:value-type="string">
            <text:p>0.0102</text:p>
          </table:table-cell>
          <table:table-cell table:formula="of:=((COMBIN([.E253]/2;[.G253]))^2)*COMBIN([.D253]-[.E253]-[.F253];[.C253]-2*[.G253])/COMBIN([.D253];[.C253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5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5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5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5]" office:value-type="float" office:value="1679" calcext:value-type="float">
            <text:p>1679</text:p>
          </table:table-cell>
          <table:table-cell table:style-name="ce5" table:formula="of:=['file:///home/spal_gnome/Nextcloud/University.sync/Crypto/Info-Set-Dec/mceliece-isd.4.2/stats/stern.csv'#$stern.I125]" office:value-type="string" office:string-value="0.0139" calcext:value-type="string">
            <text:p>0.0139</text:p>
          </table:table-cell>
          <table:table-cell table:formula="of:=((COMBIN([.E254]/2;[.G254]))^2)*COMBIN([.D254]-[.E254]-[.F254];[.C254]-2*[.G254])/COMBIN([.D254];[.C254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6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6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6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6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6]" office:value-type="float" office:value="1150" calcext:value-type="float">
            <text:p>1150</text:p>
          </table:table-cell>
          <table:table-cell table:style-name="ce5" table:formula="of:=['file:///home/spal_gnome/Nextcloud/University.sync/Crypto/Info-Set-Dec/mceliece-isd.4.2/stats/stern.csv'#$stern.I126]" office:value-type="string" office:string-value="0.0192" calcext:value-type="string">
            <text:p>0.0192</text:p>
          </table:table-cell>
          <table:table-cell table:formula="of:=((COMBIN([.E255]/2;[.G255]))^2)*COMBIN([.D255]-[.E255]-[.F255];[.C255]-2*[.G255])/COMBIN([.D255];[.C255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7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7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7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7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7]" office:value-type="float" office:value="78" calcext:value-type="float">
            <text:p>78</text:p>
          </table:table-cell>
          <table:table-cell table:style-name="ce5" table:formula="of:=['file:///home/spal_gnome/Nextcloud/University.sync/Crypto/Info-Set-Dec/mceliece-isd.4.2/stats/stern.csv'#$stern.I127]" office:value-type="string" office:string-value="0.5" calcext:value-type="string">
            <text:p>0.5</text:p>
          </table:table-cell>
          <table:table-cell table:formula="of:=((COMBIN([.E256]/2;[.G256]))^2)*COMBIN([.D256]-[.E256]-[.F256];[.C256]-2*[.G256])/COMBIN([.D256];[.C256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8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8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8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8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8]" office:value-type="float" office:value="959" calcext:value-type="float">
            <text:p>959</text:p>
          </table:table-cell>
          <table:table-cell table:style-name="ce5" table:formula="of:=['file:///home/spal_gnome/Nextcloud/University.sync/Crypto/Info-Set-Dec/mceliece-isd.4.2/stats/stern.csv'#$stern.I128]" office:value-type="float" office:value="27" calcext:value-type="float">
            <text:p>27</text:p>
          </table:table-cell>
          <table:table-cell table:formula="of:=((COMBIN([.E257]/2;[.G257]))^2)*COMBIN([.D257]-[.E257]-[.F257];[.C257]-2*[.G257])/COMBIN([.D257];[.C257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2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29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2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29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29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2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2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29]" office:value-type="float" office:value="181" calcext:value-type="float">
            <text:p>181</text:p>
          </table:table-cell>
          <table:table-cell table:style-name="ce5" table:formula="of:=['file:///home/spal_gnome/Nextcloud/University.sync/Crypto/Info-Set-Dec/mceliece-isd.4.2/stats/stern.csv'#$stern.I129]" office:value-type="string" office:string-value="0.1667" calcext:value-type="string">
            <text:p>0.1667</text:p>
          </table:table-cell>
          <table:table-cell table:formula="of:=((COMBIN([.E258]/2;[.G258]))^2)*COMBIN([.D258]-[.E258]-[.F258];[.C258]-2*[.G258])/COMBIN([.D258];[.C258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0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0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0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0]" office:value-type="float" office:value="707" calcext:value-type="float">
            <text:p>707</text:p>
          </table:table-cell>
          <table:table-cell table:style-name="ce5" table:formula="of:=['file:///home/spal_gnome/Nextcloud/University.sync/Crypto/Info-Set-Dec/mceliece-isd.4.2/stats/stern.csv'#$stern.I130]" office:value-type="string" office:string-value="0.0333" calcext:value-type="string">
            <text:p>0.0333</text:p>
          </table:table-cell>
          <table:table-cell table:formula="of:=((COMBIN([.E259]/2;[.G259]))^2)*COMBIN([.D259]-[.E259]-[.F259];[.C259]-2*[.G259])/COMBIN([.D259];[.C259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1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1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1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1]" office:value-type="float" office:value="1584" calcext:value-type="float">
            <text:p>1584</text:p>
          </table:table-cell>
          <table:table-cell table:style-name="ce5" table:formula="of:=['file:///home/spal_gnome/Nextcloud/University.sync/Crypto/Info-Set-Dec/mceliece-isd.4.2/stats/stern.csv'#$stern.I131]" office:value-type="string" office:string-value="0.0179" calcext:value-type="string">
            <text:p>0.0179</text:p>
          </table:table-cell>
          <table:table-cell table:formula="of:=((COMBIN([.E260]/2;[.G260]))^2)*COMBIN([.D260]-[.E260]-[.F260];[.C260]-2*[.G260])/COMBIN([.D260];[.C260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32]" office:value-type="string" office:string-value="2022-01-08 14:50:27.735928" calcext:value-type="string">
            <text:p>2022-01-08 14:50:27.735928</text:p>
          </table:table-cell>
          <table:table-cell table:style-name="ce5" table:formula="of:=['file:///home/spal_gnome/Nextcloud/University.sync/Crypto/Info-Set-Dec/mceliece-isd.4.2/stats/stern.csv'#$stern.B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3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32]" office:value-type="float" office:value="0" calcext:value-type="float">
            <text:p>0</text:p>
          </table:table-cell>
          <table:table-cell table:formula="of:=((COMBIN([.E261]/2;[.G261]))^2)*COMBIN([.D261]-[.E261]-[.F261];[.C261]-2*[.G261])/COMBIN([.D261];[.C26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3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3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3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3]" office:value-type="float" office:value="934" calcext:value-type="float">
            <text:p>934</text:p>
          </table:table-cell>
          <table:table-cell table:style-name="ce5" table:formula="of:=['file:///home/spal_gnome/Nextcloud/University.sync/Crypto/Info-Set-Dec/mceliece-isd.4.2/stats/stern.csv'#$stern.I133]" office:value-type="string" office:string-value="0.0455" calcext:value-type="string">
            <text:p>0.0455</text:p>
          </table:table-cell>
          <table:table-cell table:formula="of:=((COMBIN([.E262]/2;[.G262]))^2)*COMBIN([.D262]-[.E262]-[.F262];[.C262]-2*[.G262])/COMBIN([.D262];[.C262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4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4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4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4]" office:value-type="float" office:value="426" calcext:value-type="float">
            <text:p>426</text:p>
          </table:table-cell>
          <table:table-cell table:style-name="ce5" table:formula="of:=['file:///home/spal_gnome/Nextcloud/University.sync/Crypto/Info-Set-Dec/mceliece-isd.4.2/stats/stern.csv'#$stern.I134]" office:value-type="string" office:string-value="0.04" calcext:value-type="string">
            <text:p>0.04</text:p>
          </table:table-cell>
          <table:table-cell table:formula="of:=((COMBIN([.E263]/2;[.G263]))^2)*COMBIN([.D263]-[.E263]-[.F263];[.C263]-2*[.G263])/COMBIN([.D263];[.C263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5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5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5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5]" office:value-type="float" office:value="691" calcext:value-type="float">
            <text:p>691</text:p>
          </table:table-cell>
          <table:table-cell table:style-name="ce5" table:formula="of:=['file:///home/spal_gnome/Nextcloud/University.sync/Crypto/Info-Set-Dec/mceliece-isd.4.2/stats/stern.csv'#$stern.I135]" office:value-type="float" office:value="37" calcext:value-type="float">
            <text:p>37</text:p>
          </table:table-cell>
          <table:table-cell table:formula="of:=((COMBIN([.E264]/2;[.G264]))^2)*COMBIN([.D264]-[.E264]-[.F264];[.C264]-2*[.G264])/COMBIN([.D264];[.C264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6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6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6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6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6]" office:value-type="float" office:value="3367" calcext:value-type="float">
            <text:p>3367</text:p>
          </table:table-cell>
          <table:table-cell table:style-name="ce5" table:formula="of:=['file:///home/spal_gnome/Nextcloud/University.sync/Crypto/Info-Set-Dec/mceliece-isd.4.2/stats/stern.csv'#$stern.I136]" office:value-type="string" office:string-value="0.0075" calcext:value-type="string">
            <text:p>0.0075</text:p>
          </table:table-cell>
          <table:table-cell table:formula="of:=((COMBIN([.E265]/2;[.G265]))^2)*COMBIN([.D265]-[.E265]-[.F265];[.C265]-2*[.G265])/COMBIN([.D265];[.C265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7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7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7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7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7]" office:value-type="float" office:value="434" calcext:value-type="float">
            <text:p>434</text:p>
          </table:table-cell>
          <table:table-cell table:style-name="ce5" table:formula="of:=['file:///home/spal_gnome/Nextcloud/University.sync/Crypto/Info-Set-Dec/mceliece-isd.4.2/stats/stern.csv'#$stern.I137]" office:value-type="string" office:string-value="0.0909" calcext:value-type="string">
            <text:p>0.0909</text:p>
          </table:table-cell>
          <table:table-cell table:formula="of:=((COMBIN([.E266]/2;[.G266]))^2)*COMBIN([.D266]-[.E266]-[.F266];[.C266]-2*[.G266])/COMBIN([.D266];[.C266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8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8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8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8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8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38]" office:value-type="float" office:value="2768" calcext:value-type="float">
            <text:p>2768</text:p>
          </table:table-cell>
          <table:table-cell table:style-name="ce5" table:formula="of:=['file:///home/spal_gnome/Nextcloud/University.sync/Crypto/Info-Set-Dec/mceliece-isd.4.2/stats/stern.csv'#$stern.I138]" office:value-type="string" office:string-value="0.0095" calcext:value-type="string">
            <text:p>0.0095</text:p>
          </table:table-cell>
          <table:table-cell table:formula="of:=((COMBIN([.E267]/2;[.G267]))^2)*COMBIN([.D267]-[.E267]-[.F267];[.C267]-2*[.G267])/COMBIN([.D267];[.C267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3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39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3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39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39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3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3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39]" office:value-type="float" office:value="7900" calcext:value-type="float">
            <text:p>7900</text:p>
          </table:table-cell>
          <table:table-cell table:style-name="ce5" table:formula="of:=['file:///home/spal_gnome/Nextcloud/University.sync/Crypto/Info-Set-Dec/mceliece-isd.4.2/stats/stern.csv'#$stern.I139]" office:value-type="string" office:string-value="0.0435" calcext:value-type="string">
            <text:p>0.0435</text:p>
          </table:table-cell>
          <table:table-cell table:formula="of:=((COMBIN([.E268]/2;[.G268]))^2)*COMBIN([.D268]-[.E268]-[.F268];[.C268]-2*[.G268])/COMBIN([.D268];[.C268])" office:value-type="float" office:value="0.140666010498688" calcext:value-type="float">
            <text:p>0,14066601049868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0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0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0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0]" office:value-type="float" office:value="585" calcext:value-type="float">
            <text:p>585</text:p>
          </table:table-cell>
          <table:table-cell table:style-name="ce5" table:formula="of:=['file:///home/spal_gnome/Nextcloud/University.sync/Crypto/Info-Set-Dec/mceliece-isd.4.2/stats/stern.csv'#$stern.I140]" office:value-type="float" office:value="37" calcext:value-type="float">
            <text:p>37</text:p>
          </table:table-cell>
          <table:table-cell table:formula="of:=((COMBIN([.E269]/2;[.G269]))^2)*COMBIN([.D269]-[.E269]-[.F269];[.C269]-2*[.G269])/COMBIN([.D269];[.C269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1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1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1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1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1]" office:value-type="float" office:value="89" calcext:value-type="float">
            <text:p>89</text:p>
          </table:table-cell>
          <table:table-cell table:style-name="ce5" table:formula="of:=['file:///home/spal_gnome/Nextcloud/University.sync/Crypto/Info-Set-Dec/mceliece-isd.4.2/stats/stern.csv'#$stern.I141]" office:value-type="string" office:string-value="0.3333" calcext:value-type="string">
            <text:p>0.3333</text:p>
          </table:table-cell>
          <table:table-cell table:formula="of:=((COMBIN([.E270]/2;[.G270]))^2)*COMBIN([.D270]-[.E270]-[.F270];[.C270]-2*[.G270])/COMBIN([.D270];[.C270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2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2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2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2]" office:value-type="float" office:value="3020" calcext:value-type="float">
            <text:p>3020</text:p>
          </table:table-cell>
          <table:table-cell table:style-name="ce5" table:formula="of:=['file:///home/spal_gnome/Nextcloud/University.sync/Crypto/Info-Set-Dec/mceliece-isd.4.2/stats/stern.csv'#$stern.I142]" office:value-type="string" office:string-value="0.0092" calcext:value-type="string">
            <text:p>0.0092</text:p>
          </table:table-cell>
          <table:table-cell table:formula="of:=((COMBIN([.E271]/2;[.G271]))^2)*COMBIN([.D271]-[.E271]-[.F271];[.C271]-2*[.G271])/COMBIN([.D271];[.C271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3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3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3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3]" office:value-type="float" office:value="254" calcext:value-type="float">
            <text:p>254</text:p>
          </table:table-cell>
          <table:table-cell table:style-name="ce5" table:formula="of:=['file:///home/spal_gnome/Nextcloud/University.sync/Crypto/Info-Set-Dec/mceliece-isd.4.2/stats/stern.csv'#$stern.I143]" office:value-type="string" office:string-value="0.1111" calcext:value-type="string">
            <text:p>0.1111</text:p>
          </table:table-cell>
          <table:table-cell table:formula="of:=((COMBIN([.E272]/2;[.G272]))^2)*COMBIN([.D272]-[.E272]-[.F272];[.C272]-2*[.G272])/COMBIN([.D272];[.C272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4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4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4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44]" office:value-type="float" office:value="6746" calcext:value-type="float">
            <text:p>6746</text:p>
          </table:table-cell>
          <table:table-cell table:style-name="ce5" table:formula="of:=['file:///home/spal_gnome/Nextcloud/University.sync/Crypto/Info-Set-Dec/mceliece-isd.4.2/stats/stern.csv'#$stern.I144]" office:value-type="string" office:string-value="0.0833" calcext:value-type="string">
            <text:p>0.0833</text:p>
          </table:table-cell>
          <table:table-cell table:formula="of:=((COMBIN([.E273]/2;[.G273]))^2)*COMBIN([.D273]-[.E273]-[.F273];[.C273]-2*[.G273])/COMBIN([.D273];[.C273])" office:value-type="float" office:value="0.140666010498688" calcext:value-type="float">
            <text:p>0,14066601049868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5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5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5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5]" office:value-type="float" office:value="5153" calcext:value-type="float">
            <text:p>5153</text:p>
          </table:table-cell>
          <table:table-cell table:style-name="ce5" table:formula="of:=['file:///home/spal_gnome/Nextcloud/University.sync/Crypto/Info-Set-Dec/mceliece-isd.4.2/stats/stern.csv'#$stern.I145]" office:value-type="float" office:value="5" calcext:value-type="float">
            <text:p>5</text:p>
          </table:table-cell>
          <table:table-cell table:formula="of:=((COMBIN([.E274]/2;[.G274]))^2)*COMBIN([.D274]-[.E274]-[.F274];[.C274]-2*[.G274])/COMBIN([.D274];[.C274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6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6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6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6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6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6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6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6]" office:value-type="float" office:value="671" calcext:value-type="float">
            <text:p>671</text:p>
          </table:table-cell>
          <table:table-cell table:style-name="ce5" table:formula="of:=['file:///home/spal_gnome/Nextcloud/University.sync/Crypto/Info-Set-Dec/mceliece-isd.4.2/stats/stern.csv'#$stern.I146]" office:value-type="string" office:string-value="0.0357" calcext:value-type="string">
            <text:p>0.0357</text:p>
          </table:table-cell>
          <table:table-cell table:formula="of:=((COMBIN([.E275]/2;[.G275]))^2)*COMBIN([.D275]-[.E275]-[.F275];[.C275]-2*[.G275])/COMBIN([.D275];[.C275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7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7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7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7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7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7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7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7]" office:value-type="float" office:value="2355" calcext:value-type="float">
            <text:p>2355</text:p>
          </table:table-cell>
          <table:table-cell table:style-name="ce5" table:formula="of:=['file:///home/spal_gnome/Nextcloud/University.sync/Crypto/Info-Set-Dec/mceliece-isd.4.2/stats/stern.csv'#$stern.I147]" office:value-type="string" office:string-value="0.0133" calcext:value-type="string">
            <text:p>0.0133</text:p>
          </table:table-cell>
          <table:table-cell table:formula="of:=((COMBIN([.E276]/2;[.G276]))^2)*COMBIN([.D276]-[.E276]-[.F276];[.C276]-2*[.G276])/COMBIN([.D276];[.C276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8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8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8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8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8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8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48]" office:value-type="float" office:value="6205" calcext:value-type="float">
            <text:p>6205</text:p>
          </table:table-cell>
          <table:table-cell table:style-name="ce5" table:formula="of:=['file:///home/spal_gnome/Nextcloud/University.sync/Crypto/Info-Set-Dec/mceliece-isd.4.2/stats/stern.csv'#$stern.I148]" office:value-type="string" office:string-value="0.0625" calcext:value-type="string">
            <text:p>0.0625</text:p>
          </table:table-cell>
          <table:table-cell table:formula="of:=((COMBIN([.E277]/2;[.G277]))^2)*COMBIN([.D277]-[.E277]-[.F277];[.C277]-2*[.G277])/COMBIN([.D277];[.C277])" office:value-type="float" office:value="0.140666010498688" calcext:value-type="float">
            <text:p>0,14066601049868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49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49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49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49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49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49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49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49]" office:value-type="float" office:value="1087" calcext:value-type="float">
            <text:p>1087</text:p>
          </table:table-cell>
          <table:table-cell table:style-name="ce5" table:formula="of:=['file:///home/spal_gnome/Nextcloud/University.sync/Crypto/Info-Set-Dec/mceliece-isd.4.2/stats/stern.csv'#$stern.I149]" office:value-type="string" office:string-value="0.0147" calcext:value-type="string">
            <text:p>0.0147</text:p>
          </table:table-cell>
          <table:table-cell table:formula="of:=((COMBIN([.E278]/2;[.G278]))^2)*COMBIN([.D278]-[.E278]-[.F278];[.C278]-2*[.G278])/COMBIN([.D278];[.C278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0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0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50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50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50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50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50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50]" office:value-type="float" office:value="157" calcext:value-type="float">
            <text:p>157</text:p>
          </table:table-cell>
          <table:table-cell table:style-name="ce5" table:formula="of:=['file:///home/spal_gnome/Nextcloud/University.sync/Crypto/Info-Set-Dec/mceliece-isd.4.2/stats/stern.csv'#$stern.I150]" office:value-type="string" office:string-value="0.25" calcext:value-type="string">
            <text:p>0.25</text:p>
          </table:table-cell>
          <table:table-cell table:formula="of:=((COMBIN([.E279]/2;[.G279]))^2)*COMBIN([.D279]-[.E279]-[.F279];[.C279]-2*[.G279])/COMBIN([.D279];[.C279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1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1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51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51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51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5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51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H151]" office:value-type="float" office:value="4381" calcext:value-type="float">
            <text:p>4381</text:p>
          </table:table-cell>
          <table:table-cell table:style-name="ce5" table:formula="of:=['file:///home/spal_gnome/Nextcloud/University.sync/Crypto/Info-Set-Dec/mceliece-isd.4.2/stats/stern.csv'#$stern.I151]" office:value-type="string" office:string-value="0.0625" calcext:value-type="string">
            <text:p>0.0625</text:p>
          </table:table-cell>
          <table:table-cell table:formula="of:=((COMBIN([.E280]/2;[.G280]))^2)*COMBIN([.D280]-[.E280]-[.F280];[.C280]-2*[.G280])/COMBIN([.D280];[.C280])" office:value-type="float" office:value="0.140666010498688" calcext:value-type="float">
            <text:p>0,14066601049868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2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2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52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52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52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52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52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52]" office:value-type="float" office:value="4267" calcext:value-type="float">
            <text:p>4267</text:p>
          </table:table-cell>
          <table:table-cell table:style-name="ce5" table:formula="of:=['file:///home/spal_gnome/Nextcloud/University.sync/Crypto/Info-Set-Dec/mceliece-isd.4.2/stats/stern.csv'#$stern.I152]" office:value-type="string" office:string-value="0.0054" calcext:value-type="string">
            <text:p>0.0054</text:p>
          </table:table-cell>
          <table:table-cell table:formula="of:=((COMBIN([.E281]/2;[.G281]))^2)*COMBIN([.D281]-[.E281]-[.F281];[.C281]-2*[.G281])/COMBIN([.D281];[.C281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3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3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53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53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53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53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53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53]" office:value-type="float" office:value="2785" calcext:value-type="float">
            <text:p>2785</text:p>
          </table:table-cell>
          <table:table-cell table:style-name="ce5" table:formula="of:=['file:///home/spal_gnome/Nextcloud/University.sync/Crypto/Info-Set-Dec/mceliece-isd.4.2/stats/stern.csv'#$stern.I153]" office:value-type="string" office:string-value="0.0103" calcext:value-type="string">
            <text:p>0.0103</text:p>
          </table:table-cell>
          <table:table-cell table:formula="of:=((COMBIN([.E282]/2;[.G282]))^2)*COMBIN([.D282]-[.E282]-[.F282];[.C282]-2*[.G282])/COMBIN([.D282];[.C282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4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4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54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54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54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54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54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54]" office:value-type="float" office:value="2040" calcext:value-type="float">
            <text:p>2040</text:p>
          </table:table-cell>
          <table:table-cell table:style-name="ce5" table:formula="of:=['file:///home/spal_gnome/Nextcloud/University.sync/Crypto/Info-Set-Dec/mceliece-isd.4.2/stats/stern.csv'#$stern.I154]" office:value-type="string" office:string-value="0.0116" calcext:value-type="string">
            <text:p>0.0116</text:p>
          </table:table-cell>
          <table:table-cell table:formula="of:=((COMBIN([.E283]/2;[.G283]))^2)*COMBIN([.D283]-[.E283]-[.F283];[.C283]-2*[.G283])/COMBIN([.D283];[.C283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>
          <table:table-cell table:style-name="ce5" table:formula="of:=['file:///home/spal_gnome/Nextcloud/University.sync/Crypto/Info-Set-Dec/mceliece-isd.4.2/stats/stern.csv'#$stern.A155]" office:value-type="string" office:string-value="Stern OK" calcext:value-type="string">
            <text:p>Stern OK</text:p>
          </table:table-cell>
          <table:table-cell table:style-name="ce5" table:formula="of:=['file:///home/spal_gnome/Nextcloud/University.sync/Crypto/Info-Set-Dec/mceliece-isd.4.2/stats/stern.csv'#$stern.B155]" office:value-type="float" office:value="7" calcext:value-type="float">
            <text:p>7</text:p>
          </table:table-cell>
          <table:table-cell table:style-name="ce5" table:formula="of:=['file:///home/spal_gnome/Nextcloud/University.sync/Crypto/Info-Set-Dec/mceliece-isd.4.2/stats/stern.csv'#$stern.C155]" office:value-type="float" office:value="4" calcext:value-type="float">
            <text:p>4</text:p>
          </table:table-cell>
          <table:table-cell table:style-name="ce5" table:formula="of:=['file:///home/spal_gnome/Nextcloud/University.sync/Crypto/Info-Set-Dec/mceliece-isd.4.2/stats/stern.csv'#$stern.D155]" office:value-type="float" office:value="128" calcext:value-type="float">
            <text:p>128</text:p>
          </table:table-cell>
          <table:table-cell table:style-name="ce5" table:formula="of:=['file:///home/spal_gnome/Nextcloud/University.sync/Crypto/Info-Set-Dec/mceliece-isd.4.2/stats/stern.csv'#$stern.E155]" office:value-type="float" office:value="100" calcext:value-type="float">
            <text:p>100</text:p>
          </table:table-cell>
          <table:table-cell table:style-name="ce5" table:formula="of:=['file:///home/spal_gnome/Nextcloud/University.sync/Crypto/Info-Set-Dec/mceliece-isd.4.2/stats/stern.csv'#$stern.F155]" office:value-type="float" office:value="2" calcext:value-type="float">
            <text:p>2</text:p>
          </table:table-cell>
          <table:table-cell table:style-name="ce5" table:formula="of:=['file:///home/spal_gnome/Nextcloud/University.sync/Crypto/Info-Set-Dec/mceliece-isd.4.2/stats/stern.csv'#$stern.G155]" office:value-type="float" office:value="1" calcext:value-type="float">
            <text:p>1</text:p>
          </table:table-cell>
          <table:table-cell table:style-name="ce5" table:formula="of:=['file:///home/spal_gnome/Nextcloud/University.sync/Crypto/Info-Set-Dec/mceliece-isd.4.2/stats/stern.csv'#$stern.H155]" office:value-type="float" office:value="577" calcext:value-type="float">
            <text:p>577</text:p>
          </table:table-cell>
          <table:table-cell table:style-name="ce5" table:formula="of:=['file:///home/spal_gnome/Nextcloud/University.sync/Crypto/Info-Set-Dec/mceliece-isd.4.2/stats/stern.csv'#$stern.I155]" office:value-type="string" office:string-value="0.0625" calcext:value-type="string">
            <text:p>0.0625</text:p>
          </table:table-cell>
          <table:table-cell table:formula="of:=((COMBIN([.E284]/2;[.G284]))^2)*COMBIN([.D284]-[.E284]-[.F284];[.C284]-2*[.G284])/COMBIN([.D284];[.C284])" office:value-type="float" office:value="0.0761623547056618" calcext:value-type="float">
            <text:p>0,0761623547056618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5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56]" office:value-type="float" office:value="0" calcext:value-type="float">
            <text:p>0</text:p>
          </table:table-cell>
          <table:table-cell table:formula="of:=((COMBIN([.E285]/2;[.G285]))^2)*COMBIN([.D285]-[.E285]-[.F285];[.C285]-2*[.G285])/COMBIN([.D285];[.C285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5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57]" office:value-type="float" office:value="0" calcext:value-type="float">
            <text:p>0</text:p>
          </table:table-cell>
          <table:table-cell table:formula="of:=((COMBIN([.E286]/2;[.G286]))^2)*COMBIN([.D286]-[.E286]-[.F286];[.C286]-2*[.G286])/COMBIN([.D286];[.C28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5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58]" office:value-type="float" office:value="0" calcext:value-type="float">
            <text:p>0</text:p>
          </table:table-cell>
          <table:table-cell table:formula="of:=((COMBIN([.E287]/2;[.G287]))^2)*COMBIN([.D287]-[.E287]-[.F287];[.C287]-2*[.G287])/COMBIN([.D287];[.C287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5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59]" office:value-type="float" office:value="0" calcext:value-type="float">
            <text:p>0</text:p>
          </table:table-cell>
          <table:table-cell table:formula="of:=((COMBIN([.E288]/2;[.G288]))^2)*COMBIN([.D288]-[.E288]-[.F288];[.C288]-2*[.G288])/COMBIN([.D288];[.C288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0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0]" office:value-type="float" office:value="0" calcext:value-type="float">
            <text:p>0</text:p>
          </table:table-cell>
          <table:table-cell table:formula="of:=((COMBIN([.E289]/2;[.G289]))^2)*COMBIN([.D289]-[.E289]-[.F289];[.C289]-2*[.G289])/COMBIN([.D289];[.C289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1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1]" office:value-type="float" office:value="0" calcext:value-type="float">
            <text:p>0</text:p>
          </table:table-cell>
          <table:table-cell table:formula="of:=((COMBIN([.E290]/2;[.G290]))^2)*COMBIN([.D290]-[.E290]-[.F290];[.C290]-2*[.G290])/COMBIN([.D290];[.C290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2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2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3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3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4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4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5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5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6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7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7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8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8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style-name="ce5" table:formula="of:=['file:///home/spal_gnome/Nextcloud/University.sync/Crypto/Info-Set-Dec/mceliece-isd.4.2/stats/stern.csv'#$stern.A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B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C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D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E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F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G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H169]" office:value-type="float" office:value="0" calcext:value-type="float">
            <text:p>0</text:p>
          </table:table-cell>
          <table:table-cell table:style-name="ce5" table:formula="of:=['file:///home/spal_gnome/Nextcloud/University.sync/Crypto/Info-Set-Dec/mceliece-isd.4.2/stats/stern.csv'#$stern.I16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spal_gnome/Nextcloud/University.sync/Crypto/Info-Set-Dec/mceliece-isd.4.2/stats/stern.csv'#stern" table:print="false" table:style-name="ta_extref">
        <table:table-source xlink:type="simple" xlink:href="../stern.csv" table:table-name="stern" table:filter-name="Text - txt - csv (StarCalc)" table:filter-options="9/59/44,34,76,1,,0,false,false,true,false,false" table:mode="copy-results-only"/>
        <table:table-column table:number-columns-repeated="9"/>
        <table:table-row>
          <table:table-cell table:number-columns-repeated="9"/>
        </table:table-row>
        <table:table-row>
          <table:table-cell table:style-name="ce3" office:value-type="string">
            <text:p>2022-01-03 11:50:29.67107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80">
            <text:p>1680</text:p>
          </table:table-cell>
          <table:table-cell table:style-name="ce3" office:value-type="string">
            <text:p>0.047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90">
            <text:p>890</text:p>
          </table:table-cell>
          <table:table-cell table:style-name="ce3" office:value-type="string">
            <text:p>0.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88">
            <text:p>1588</text:p>
          </table:table-cell>
          <table:table-cell table:style-name="ce3" office:value-type="string">
            <text:p>0.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819">
            <text:p>5819</text:p>
          </table:table-cell>
          <table:table-cell table:style-name="ce3" office:value-type="string">
            <text:p>0.022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777">
            <text:p>1777</text:p>
          </table:table-cell>
          <table:table-cell table:style-name="ce3" office:value-type="string">
            <text:p>0.33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653">
            <text:p>12653</text:p>
          </table:table-cell>
          <table:table-cell table:style-name="ce3" office:value-type="string">
            <text:p>0.0128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245">
            <text:p>10245</text:p>
          </table:table-cell>
          <table:table-cell table:style-name="ce3" office:value-type="string">
            <text:p>0.016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036">
            <text:p>10036</text:p>
          </table:table-cell>
          <table:table-cell table:style-name="ce3" office:value-type="string">
            <text:p>0.021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217">
            <text:p>15217</text:p>
          </table:table-cell>
          <table:table-cell table:style-name="ce3" office:value-type="string">
            <text:p>0.013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514">
            <text:p>7514</text:p>
          </table:table-cell>
          <table:table-cell table:style-name="ce3" office:value-type="string">
            <text:p>0.017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5823">
            <text:p>25823</text:p>
          </table:table-cell>
          <table:table-cell table:style-name="ce3" office:value-type="string">
            <text:p>0.006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257">
            <text:p>6257</text:p>
          </table:table-cell>
          <table:table-cell table:style-name="ce3" office:value-type="float" office:value="25">
            <text:p>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544">
            <text:p>9544</text:p>
          </table:table-cell>
          <table:table-cell table:style-name="ce3" office:value-type="string">
            <text:p>0.0263</text:p>
          </table:table-cell>
        </table:table-row>
        <table:table-row>
          <table:table-cell table:style-name="ce3" office:value-type="string">
            <text:p>2022-01-04 22:05:23.16941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564">
            <text:p>15564</text:p>
          </table:table-cell>
          <table:table-cell table:style-name="ce3" office:value-type="string">
            <text:p>0.010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234">
            <text:p>14234</text:p>
          </table:table-cell>
          <table:table-cell table:style-name="ce3" office:value-type="string">
            <text:p>0.010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780">
            <text:p>3780</text:p>
          </table:table-cell>
          <table:table-cell table:style-name="ce3" office:value-type="string">
            <text:p>0.055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676">
            <text:p>18676</text:p>
          </table:table-cell>
          <table:table-cell table:style-name="ce3" office:value-type="string">
            <text:p>0.009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937">
            <text:p>7937</text:p>
          </table:table-cell>
          <table:table-cell table:style-name="ce3" office:value-type="string">
            <text:p>0.015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461">
            <text:p>3461</text:p>
          </table:table-cell>
          <table:table-cell table:style-name="ce3" office:value-type="string">
            <text:p>0.071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926">
            <text:p>4926</text:p>
          </table:table-cell>
          <table:table-cell table:style-name="ce3" office:value-type="float" office:value="27">
            <text:p>2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896">
            <text:p>16896</text:p>
          </table:table-cell>
          <table:table-cell table:style-name="ce3" office:value-type="string">
            <text:p>0.010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751">
            <text:p>3751</text:p>
          </table:table-cell>
          <table:table-cell table:style-name="ce3" office:value-type="string">
            <text:p>0.06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23">
            <text:p>723</text:p>
          </table:table-cell>
          <table:table-cell table:style-name="ce3" office:value-type="string">
            <text:p>1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72">
            <text:p>872</text:p>
          </table:table-cell>
          <table:table-cell table:style-name="ce3" office:value-type="string">
            <text:p>0.071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714">
            <text:p>4714</text:p>
          </table:table-cell>
          <table:table-cell table:style-name="ce3" office:value-type="string">
            <text:p>0.055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65">
            <text:p>2465</text:p>
          </table:table-cell>
          <table:table-cell table:style-name="ce3" office:value-type="string">
            <text:p>0.071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702">
            <text:p>8702</text:p>
          </table:table-cell>
          <table:table-cell table:style-name="ce3" office:value-type="string">
            <text:p>0.021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407">
            <text:p>5407</text:p>
          </table:table-cell>
          <table:table-cell table:style-name="ce3" office:value-type="string">
            <text:p>0.032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86">
            <text:p>3086</text:p>
          </table:table-cell>
          <table:table-cell table:style-name="ce3" office:value-type="string">
            <text:p>0.0588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63">
            <text:p>4163</text:p>
          </table:table-cell>
          <table:table-cell table:style-name="ce3" office:value-type="float" office:value="27">
            <text:p>2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378">
            <text:p>7378</text:p>
          </table:table-cell>
          <table:table-cell table:style-name="ce3" office:value-type="string">
            <text:p>0.021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962">
            <text:p>19962</text:p>
          </table:table-cell>
          <table:table-cell table:style-name="ce3" office:value-type="string">
            <text:p>0.008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99">
            <text:p>799</text:p>
          </table:table-cell>
          <table:table-cell table:style-name="ce3" office:value-type="string">
            <text:p>0.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04">
            <text:p>6004</text:p>
          </table:table-cell>
          <table:table-cell table:style-name="ce3" office:value-type="string">
            <text:p>0.0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196">
            <text:p>3196</text:p>
          </table:table-cell>
          <table:table-cell table:style-name="ce3" office:value-type="string">
            <text:p>0.142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867">
            <text:p>8867</text:p>
          </table:table-cell>
          <table:table-cell table:style-name="ce3" office:value-type="string">
            <text:p>0.021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121">
            <text:p>33121</text:p>
          </table:table-cell>
          <table:table-cell table:style-name="ce3" office:value-type="string">
            <text:p>0.005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517">
            <text:p>8517</text:p>
          </table:table-cell>
          <table:table-cell table:style-name="ce3" office:value-type="float" office:value="37">
            <text:p>3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58">
            <text:p>758</text:p>
          </table:table-cell>
          <table:table-cell table:style-name="ce3" office:value-type="string">
            <text:p>0.090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17">
            <text:p>1617</text:p>
          </table:table-cell>
          <table:table-cell table:style-name="ce3" office:value-type="float" office:value="125">
            <text:p>1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08">
            <text:p>3008</text:p>
          </table:table-cell>
          <table:table-cell table:style-name="ce3" office:value-type="float" office:value="37">
            <text:p>3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96">
            <text:p>2496</text:p>
          </table:table-cell>
          <table:table-cell table:style-name="ce3" office:value-type="string">
            <text:p>0.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495">
            <text:p>7495</text:p>
          </table:table-cell>
          <table:table-cell table:style-name="ce3" office:value-type="string">
            <text:p>0.029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343">
            <text:p>4343</text:p>
          </table:table-cell>
          <table:table-cell table:style-name="ce3" office:value-type="string">
            <text:p>0.06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109">
            <text:p>8109</text:p>
          </table:table-cell>
          <table:table-cell table:style-name="ce3" office:value-type="string">
            <text:p>0.021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768">
            <text:p>44768</text:p>
          </table:table-cell>
          <table:table-cell table:style-name="ce3" office:value-type="float" office:value="4">
            <text:p>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410">
            <text:p>24410</text:p>
          </table:table-cell>
          <table:table-cell table:style-name="ce3" office:value-type="string">
            <text:p>0.007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82">
            <text:p>1582</text:p>
          </table:table-cell>
          <table:table-cell table:style-name="ce3" office:value-type="string">
            <text:p>0.142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0.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14">
            <text:p>714</text:p>
          </table:table-cell>
          <table:table-cell table:style-name="ce3" office:value-type="string">
            <text:p>0.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52">
            <text:p>2352</text:p>
          </table:table-cell>
          <table:table-cell table:style-name="ce3" office:value-type="string">
            <text:p>0.142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70">
            <text:p>1670</text:p>
          </table:table-cell>
          <table:table-cell table:style-name="ce3" office:value-type="string">
            <text:p>0.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258">
            <text:p>4258</text:p>
          </table:table-cell>
          <table:table-cell table:style-name="ce3" office:value-type="float" office:value="27">
            <text:p>2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82">
            <text:p>2982</text:p>
          </table:table-cell>
          <table:table-cell table:style-name="ce3" office:value-type="string">
            <text:p>0.0667</text:p>
          </table:table-cell>
        </table:table-row>
        <table:table-row>
          <table:table-cell table:style-name="ce3" office:value-type="string">
            <text:p>2022-01-06 18:00:19.66431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0.33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0.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0">
            <text:p>190</text:p>
          </table:table-cell>
          <table:table-cell table:style-name="ce3" office:value-type="string">
            <text:p>0.0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6">
            <text:p>96</text:p>
          </table:table-cell>
          <table:table-cell table:style-name="ce3" office:value-type="string">
            <text:p>0.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37">
            <text:p>3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3">
            <text:p>273</text:p>
          </table:table-cell>
          <table:table-cell table:style-name="ce3" office:value-type="string">
            <text:p>0.052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0.016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9">
            <text:p>189</text:p>
          </table:table-cell>
          <table:table-cell table:style-name="ce3" office:value-type="string">
            <text:p>0.043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20">
            <text:p>520</text:p>
          </table:table-cell>
          <table:table-cell table:style-name="ce3" office:value-type="string">
            <text:p>0.014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6">
            <text:p>226</text:p>
          </table:table-cell>
          <table:table-cell table:style-name="ce3" office:value-type="string">
            <text:p>0.0588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3">
            <text:p>303</text:p>
          </table:table-cell>
          <table:table-cell table:style-name="ce3" office:value-type="string">
            <text:p>0.0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18">
            <text:p>1018</text:p>
          </table:table-cell>
          <table:table-cell table:style-name="ce3" office:value-type="string">
            <text:p>0.0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9">
            <text:p>139</text:p>
          </table:table-cell>
          <table:table-cell table:style-name="ce3" office:value-type="string">
            <text:p>0.052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1">
            <text:p>111</text:p>
          </table:table-cell>
          <table:table-cell table:style-name="ce3" office:value-type="string">
            <text:p>0.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3" office:value-type="string">
            <text:p>0.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7">
            <text:p>107</text:p>
          </table:table-cell>
          <table:table-cell table:style-name="ce3" office:value-type="string">
            <text:p>0.111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40">
            <text:p>340</text:p>
          </table:table-cell>
          <table:table-cell table:style-name="ce3" office:value-type="string">
            <text:p>0.025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10">
            <text:p>210</text:p>
          </table:table-cell>
          <table:table-cell table:style-name="ce3" office:value-type="string">
            <text:p>0.076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1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9">
            <text:p>149</text:p>
          </table:table-cell>
          <table:table-cell table:style-name="ce3" office:value-type="string">
            <text:p>0.038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.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62">
            <text:p>262</text:p>
          </table:table-cell>
          <table:table-cell table:style-name="ce3" office:value-type="string">
            <text:p>0.03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">
            <text:p>415</text:p>
          </table:table-cell>
          <table:table-cell table:style-name="ce3" office:value-type="string">
            <text:p>0.0208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3">
            <text:p>233</text:p>
          </table:table-cell>
          <table:table-cell table:style-name="ce3" office:value-type="string">
            <text:p>0.076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0.111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8">
            <text:p>168</text:p>
          </table:table-cell>
          <table:table-cell table:style-name="ce3" office:value-type="string">
            <text:p>0.035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64">
            <text:p>464</text:p>
          </table:table-cell>
          <table:table-cell table:style-name="ce3" office:value-type="string">
            <text:p>0.025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8">
            <text:p>168</text:p>
          </table:table-cell>
          <table:table-cell table:style-name="ce3" office:value-type="string">
            <text:p>0.066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25">
            <text:p>1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74">
            <text:p>174</text:p>
          </table:table-cell>
          <table:table-cell table:style-name="ce3" office:value-type="string">
            <text:p>0.035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97">
            <text:p>497</text:p>
          </table:table-cell>
          <table:table-cell table:style-name="ce3" office:value-type="string">
            <text:p>0.022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6">
            <text:p>136</text:p>
          </table:table-cell>
          <table:table-cell table:style-name="ce3" office:value-type="string">
            <text:p>0.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7">
            <text:p>67</text:p>
          </table:table-cell>
          <table:table-cell table:style-name="ce3" office:value-type="string">
            <text:p>0.142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0.111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8">
            <text:p>68</text:p>
          </table:table-cell>
          <table:table-cell table:style-name="ce3" office:value-type="string">
            <text:p>0.0909</text:p>
          </table:table-cell>
        </table:table-row>
        <table:table-row>
          <table:table-cell table:style-name="ce3" office:value-type="string">
            <text:p>2022-01-07 19:16:42.71942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71">
            <text:p>1071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58">
            <text:p>558</text:p>
          </table:table-cell>
          <table:table-cell table:style-name="ce3" office:value-type="string">
            <text:p>0.000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036">
            <text:p>8036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2022-01-07 23:10:51.85058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42">
            <text:p>142</text:p>
          </table:table-cell>
          <table:table-cell table:style-name="ce3" office:value-type="string">
            <text:p>0.000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69">
            <text:p>1969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103">
            <text:p>5103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737">
            <text:p>4737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413">
            <text:p>3413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56">
            <text:p>1656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632">
            <text:p>2632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0.000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32">
            <text:p>232</text:p>
          </table:table-cell>
          <table:table-cell table:style-name="ce3" office:value-type="string">
            <text:p>0.000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2">
            <text:p>122</text:p>
          </table:table-cell>
          <table:table-cell table:style-name="ce3" office:value-type="string">
            <text:p>0.000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771">
            <text:p>8771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283">
            <text:p>4283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0.001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19">
            <text:p>1119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99">
            <text:p>1099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35">
            <text:p>3935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7">
            <text:p>167</text:p>
          </table:table-cell>
          <table:table-cell table:style-name="ce3" office:value-type="string">
            <text:p>0.000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47">
            <text:p>1247</text:p>
          </table:table-cell>
          <table:table-cell table:style-name="ce3" office:value-type="string">
            <text:p>0.0</text:p>
          </table:table-cell>
        </table:table-row>
        <table:table-row>
          <table:table-cell table:style-name="ce3" office:value-type="string">
            <text:p>2022-01-08 11:34:16.68607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8">
            <text:p>158</text:p>
          </table:table-cell>
          <table:table-cell table:style-name="ce3" office:value-type="string">
            <text:p>0.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0.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19">
            <text:p>1019</text:p>
          </table:table-cell>
          <table:table-cell table:style-name="ce3" office:value-type="string">
            <text:p>0.0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46">
            <text:p>346</text:p>
          </table:table-cell>
          <table:table-cell table:style-name="ce3" office:value-type="string">
            <text:p>0.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68">
            <text:p>568</text:p>
          </table:table-cell>
          <table:table-cell table:style-name="ce3" office:value-type="string">
            <text:p>0.071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54">
            <text:p>2454</text:p>
          </table:table-cell>
          <table:table-cell table:style-name="ce3" office:value-type="string">
            <text:p>0.010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79">
            <text:p>1679</text:p>
          </table:table-cell>
          <table:table-cell table:style-name="ce3" office:value-type="string">
            <text:p>0.013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50">
            <text:p>1150</text:p>
          </table:table-cell>
          <table:table-cell table:style-name="ce3" office:value-type="string">
            <text:p>0.019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8">
            <text:p>78</text:p>
          </table:table-cell>
          <table:table-cell table:style-name="ce3" office:value-type="string">
            <text:p>0.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59">
            <text:p>959</text:p>
          </table:table-cell>
          <table:table-cell table:style-name="ce3" office:value-type="float" office:value="27">
            <text:p>2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1">
            <text:p>181</text:p>
          </table:table-cell>
          <table:table-cell table:style-name="ce3" office:value-type="string">
            <text:p>0.166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07">
            <text:p>707</text:p>
          </table:table-cell>
          <table:table-cell table:style-name="ce3" office:value-type="string">
            <text:p>0.03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84">
            <text:p>1584</text:p>
          </table:table-cell>
          <table:table-cell table:style-name="ce3" office:value-type="string">
            <text:p>0.0179</text:p>
          </table:table-cell>
        </table:table-row>
        <table:table-row>
          <table:table-cell table:style-name="ce3" office:value-type="string">
            <text:p>2022-01-08 14:50:27.735928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34">
            <text:p>934</text:p>
          </table:table-cell>
          <table:table-cell table:style-name="ce3" office:value-type="string">
            <text:p>0.045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26">
            <text:p>426</text:p>
          </table:table-cell>
          <table:table-cell table:style-name="ce3" office:value-type="string">
            <text:p>0.0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91">
            <text:p>691</text:p>
          </table:table-cell>
          <table:table-cell table:style-name="ce3" office:value-type="float" office:value="37">
            <text:p>3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67">
            <text:p>3367</text:p>
          </table:table-cell>
          <table:table-cell table:style-name="ce3" office:value-type="string">
            <text:p>0.007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34">
            <text:p>434</text:p>
          </table:table-cell>
          <table:table-cell table:style-name="ce3" office:value-type="string">
            <text:p>0.0909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68">
            <text:p>2768</text:p>
          </table:table-cell>
          <table:table-cell table:style-name="ce3" office:value-type="string">
            <text:p>0.009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900">
            <text:p>7900</text:p>
          </table:table-cell>
          <table:table-cell table:style-name="ce3" office:value-type="string">
            <text:p>0.043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85">
            <text:p>585</text:p>
          </table:table-cell>
          <table:table-cell table:style-name="ce3" office:value-type="float" office:value="37">
            <text:p>3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9">
            <text:p>89</text:p>
          </table:table-cell>
          <table:table-cell table:style-name="ce3" office:value-type="string">
            <text:p>0.33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20">
            <text:p>3020</text:p>
          </table:table-cell>
          <table:table-cell table:style-name="ce3" office:value-type="string">
            <text:p>0.0092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54">
            <text:p>254</text:p>
          </table:table-cell>
          <table:table-cell table:style-name="ce3" office:value-type="string">
            <text:p>0.1111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746">
            <text:p>6746</text:p>
          </table:table-cell>
          <table:table-cell table:style-name="ce3" office:value-type="string">
            <text:p>0.08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153">
            <text:p>5153</text:p>
          </table:table-cell>
          <table:table-cell table:style-name="ce3" office:value-type="float" office:value="5">
            <text:p>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71">
            <text:p>671</text:p>
          </table:table-cell>
          <table:table-cell table:style-name="ce3" office:value-type="string">
            <text:p>0.035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55">
            <text:p>2355</text:p>
          </table:table-cell>
          <table:table-cell table:style-name="ce3" office:value-type="string">
            <text:p>0.013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205">
            <text:p>6205</text:p>
          </table:table-cell>
          <table:table-cell table:style-name="ce3" office:value-type="string">
            <text:p>0.06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87">
            <text:p>1087</text:p>
          </table:table-cell>
          <table:table-cell table:style-name="ce3" office:value-type="string">
            <text:p>0.0147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7">
            <text:p>157</text:p>
          </table:table-cell>
          <table:table-cell table:style-name="ce3" office:value-type="string">
            <text:p>0.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381">
            <text:p>4381</text:p>
          </table:table-cell>
          <table:table-cell table:style-name="ce3" office:value-type="string">
            <text:p>0.0625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267">
            <text:p>4267</text:p>
          </table:table-cell>
          <table:table-cell table:style-name="ce3" office:value-type="string">
            <text:p>0.0054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85">
            <text:p>2785</text:p>
          </table:table-cell>
          <table:table-cell table:style-name="ce3" office:value-type="string">
            <text:p>0.0103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40">
            <text:p>2040</text:p>
          </table:table-cell>
          <table:table-cell table:style-name="ce3" office:value-type="string">
            <text:p>0.0116</text:p>
          </table:table-cell>
        </table:table-row>
        <table:table-row>
          <table:table-cell table:style-name="ce3" office:value-type="string">
            <text:p>Stern O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77">
            <text:p>577</text:p>
          </table:table-cell>
          <table:table-cell table:style-name="ce3" office:value-type="string">
            <text:p>0.0625</text:p>
          </table:table-cell>
        </table:table-row>
      </table:table>
      <table:named-expressions/>
      <table:database-ranges>
        <table:database-range table:name="__Anonymous_Sheet_DB__0" table:target-range-address="stern.B1:stern.F298" table:display-filter-buttons="true" table:orientation="column">
          <table:filter>
            <table:filter-and>
              <table:filter-condition table:value="6" table:operator="=" table:field-number="1">
                <table:filter-set-item table:value="6"/>
                <table:filter-set-item table:value="7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8:34:57.144779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6-08T14:45:29.698339001</dc:date>
    <meta:editing-duration>PT14H45M51S</meta:editing-duration>
    <meta:editing-cycles>38</meta:editing-cycles>
    <meta:document-statistic meta:table-count="1" meta:cell-count="2971" meta:object-count="0"/>
  </office:meta>
</office:document-meta>
</file>